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3.09033333333333cm"/>
    </style:style>
    <style:style style:name="co6" style:family="table-column">
      <style:table-column-properties fo:break-before="auto" style:column-width="4.0005cm"/>
    </style:style>
    <style:style style:name="co7" style:family="table-column">
      <style:table-column-properties fo:break-before="auto" style:column-width="2.709333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a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1">
            <text:p>country_ev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hide_window</text:p>
          </table:table-cell>
          <table:table-cell office:value-type="string" table:style-name="ce1">
            <text:p>is_triggered_only</text:p>
          </table:table-cell>
          <table:table-cell office:value-type="string" table:style-name="ce1">
            <text:p>trigger</text:p>
          </table:table-cell>
          <table:table-cell office:value-type="string" table:style-name="ce1">
            <text:p>immediate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has_modifier</text:p>
          </table:table-cell>
          <table:table-cell office:value-type="string" table:style-name="ce1">
            <text:p>blub</text:p>
          </table:table-cell>
          <table:table-cell office:value-type="string" table:style-name="ce1">
            <text:p>IF</text:p>
          </table:table-cell>
          <table:table-cell table:number-columns-repeated="16378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limit</text:p>
          </table:table-cell>
          <table:table-cell office:value-type="string" table:style-name="ce1">
            <text:p>add_modifier</text:p>
          </table:table-cell>
          <table:table-cell table:style-name="ce1"/>
          <table:table-cell office:value-type="string" table:style-name="ce1">
            <text:p>remove_modifier</text:p>
          </table:table-cell>
          <table:table-cell office:value-type="string" table:style-name="ce1">
            <text:p>country_event</text:p>
          </table:table-cell>
          <table:table-cell table:number-columns-repeated="16374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modifier</text:p>
          </table:table-cell>
          <table:table-cell office:value-type="string" table:style-name="ce1">
            <text:p>days</text:p>
          </table:table-cell>
          <table:table-cell table:style-name="ce1"/>
          <table:table-cell office:value-type="string" table:style-name="ce1">
            <text:p>id</text:p>
          </table:table-cell>
          <table:table-cell table:number-columns-repeated="16374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office:string-value="fleetcap.1" table:formula="of:=CONCATENATE([.N$7];[.$L7])" table:style-name="ce1">
            <text:p>fleetcap.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1" table:formula="of:=CONCATENATE([.O$7];[.$L7])" table:style-name="ce1">
            <text:p>fleetcap_modifier1</text:p>
          </table:table-cell>
          <table:table-cell office:value-type="string" table:style-name="ce1">
            <text:p>#delete</text:p>
          </table:table-cell>
          <table:table-cell office:value-type="string" office:string-value="{ num_pops &gt;50 }" table:formula="of:=CONCATENATE([.$R$8];[.P$7];[.$M7];[.$S$8])" table:style-name="ce1">
            <text:p>{ num_pops &gt;50 }</text:p>
          </table:table-cell>
          <table:table-cell office:value-type="string" office:string-value="&quot;fleetcap_modifier2&quot;" table:formula="of:=CONCATENATE([.$R$7];[.O$7];[.$L9];[.$S$7])" table:style-name="ce1">
            <text:p>"fleetcap_modifier2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1&quot;" table:formula="of:=CONCATENATE([.$R$7];[.O$7];[.$L7];[.$S$7])" table:style-name="ce1">
            <text:p>"fleetcap_modifier1"</text:p>
          </table:table-cell>
          <table:table-cell office:value-type="string" office:string-value="fleetcap.2" table:formula="of:=CONCATENATE([.N$7];[.L9])" table:style-name="ce1">
            <text:p>fleetcap.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fleetcap.</text:p>
          </table:table-cell>
          <table:table-cell office:value-type="string" table:style-name="ce1">
            <text:p>fleetcap_modifier</text:p>
          </table:table-cell>
          <table:table-cell office:value-type="string" table:style-name="ce1">
            <text:p>num_pops &gt;</text:p>
          </table:table-cell>
          <table:table-cell office:value-type="string" table:style-name="ce1">
            <text:p>num_pops &lt;</text:p>
          </table:table-cell>
          <table:table-cell office:value-type="string" table:style-name="ce1">
            <text:p>"</text:p>
          </table:table-cell>
          <table:table-cell office:value-type="string" table:style-name="ce1">
            <text:p>"</text:p>
          </table:table-cell>
          <table:table-cell table:number-columns-repeated="16365"/>
        </table:table-row>
        <table:table-row table:style-name="ro1">
          <table:table-cell table:number-columns-repeated="5" table:style-name="ce1"/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{<text:s/></text:p>
          </table:table-cell>
          <table:table-cell office:value-type="string" table:style-name="ce1">
            <text:p><text:s/>}</text:p>
          </table:table-cell>
          <table:table-cell table:number-columns-repeated="16365"/>
        </table:table-row>
        <table:table-row table:style-name="ro1">
          <table:table-cell office:value-type="string" office:string-value="fleetcap.2" table:formula="of:=CONCATENATE([.N$7];[.$L9])" table:style-name="ce1">
            <text:p>fleetcap.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2" table:formula="of:=CONCATENATE([.O$7];[.$L9])" table:style-name="ce1">
            <text:p>fleetcap_modifier2</text:p>
          </table:table-cell>
          <table:table-cell office:value-type="string" table:style-name="ce1">
            <text:p>#delete</text:p>
          </table:table-cell>
          <table:table-cell office:value-type="string" office:string-value="{ num_pops &gt;100 }" table:formula="of:=CONCATENATE([.$R$8];[.P$7];[.$M9];[.$S$8])" table:style-name="ce1">
            <text:p>{ num_pops &gt;100 }</text:p>
          </table:table-cell>
          <table:table-cell office:value-type="string" office:string-value="&quot;fleetcap_modifier3&quot;" table:formula="of:=CONCATENATE([.$R$7];[.O$7];[.$L11];[.$S$7])" table:style-name="ce1">
            <text:p>"fleetcap_modifier3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2&quot;" table:formula="of:=CONCATENATE([.$R$7];[.O$7];[.$L9];[.$S$7])" table:style-name="ce1">
            <text:p>"fleetcap_modifier2"</text:p>
          </table:table-cell>
          <table:table-cell office:value-type="string" office:string-value="fleetcap.3" table:formula="of:=CONCATENATE([.N$7];[.L11])" table:style-name="ce1">
            <text:p>fleetcap.3</text:p>
          </table:table-cell>
          <table:table-cell table:style-name="ce1"/>
          <table:table-cell office:value-type="float" office:value="2" table:formula="of:=[.L7]+1" table:style-name="ce1">
            <text:p>2</text:p>
          </table:table-cell>
          <table:table-cell office:value-type="float" office:value="100" table:formula="of:=[.M7]+50" table:style-name="ce1">
            <text:p>100</text:p>
          </table:table-cell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office:value-type="string" office:string-value="{ num_pops &lt;50 }" table:formula="of:=CONCATENATE([.$R$8];[.Q$7];[.$M10];[.$S$8])" table:style-name="ce1">
            <text:p>{ num_pops &lt;50 }</text:p>
          </table:table-cell>
          <table:table-cell office:value-type="string" office:string-value="&quot;fleetcap_modifier1&quot;" table:formula="of:=CONCATENATE([.$R$7];[.O$7];[.$L10];[.$S$7])" table:style-name="ce1">
            <text:p>"fleetcap_modifier1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2&quot;" table:formula="of:=CONCATENATE([.$R$7];[.O$7];[.$L9];[.$S$7])" table:style-name="ce1">
            <text:p>"fleetcap_modifier2"</text:p>
          </table:table-cell>
          <table:table-cell office:value-type="string" office:string-value="fleetcap.1" table:formula="of:=CONCATENATE([.N$7];[.L10])" table:style-name="ce1">
            <text:p>fleetcap.1</text:p>
          </table:table-cell>
          <table:table-cell table:style-name="ce1"/>
          <table:table-cell office:value-type="float" office:value="1" table:formula="of:=[.L8]+1" table:style-name="ce1">
            <text:p>1</text:p>
          </table:table-cell>
          <table:table-cell office:value-type="float" office:value="50" table:formula="of:=[.M8]+50" table:style-name="ce1">
            <text:p>50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fleetcap.3" table:formula="of:=CONCATENATE([.N$7];[.$L11])" table:style-name="ce1">
            <text:p>fleetcap.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3" table:formula="of:=CONCATENATE([.O$7];[.$L11])" table:style-name="ce1">
            <text:p>fleetcap_modifier3</text:p>
          </table:table-cell>
          <table:table-cell office:value-type="string" table:style-name="ce1">
            <text:p>#delete</text:p>
          </table:table-cell>
          <table:table-cell office:value-type="string" office:string-value="{ num_pops &gt;150 }" table:formula="of:=CONCATENATE([.$R$8];[.P$7];[.$M11];[.$S$8])" table:style-name="ce1">
            <text:p>{ num_pops &gt;150 }</text:p>
          </table:table-cell>
          <table:table-cell office:value-type="string" office:string-value="&quot;fleetcap_modifier4&quot;" table:formula="of:=CONCATENATE([.$R$7];[.O$7];[.$L13];[.$S$7])" table:style-name="ce1">
            <text:p>"fleetcap_modifier4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3&quot;" table:formula="of:=CONCATENATE([.$R$7];[.O$7];[.$L11];[.$S$7])" table:style-name="ce1">
            <text:p>"fleetcap_modifier3"</text:p>
          </table:table-cell>
          <table:table-cell office:value-type="string" office:string-value="fleetcap.4" table:formula="of:=CONCATENATE([.N$7];[.L13])" table:style-name="ce1">
            <text:p>fleetcap.4</text:p>
          </table:table-cell>
          <table:table-cell table:style-name="ce1"/>
          <table:table-cell office:value-type="float" office:value="3" table:formula="of:=[.L9]+1" table:style-name="ce1">
            <text:p>3</text:p>
          </table:table-cell>
          <table:table-cell office:value-type="float" office:value="150" table:formula="of:=[.M9]+50" table:style-name="ce1">
            <text:p>150</text:p>
          </table:table-cell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office:value-type="string" office:string-value="{ num_pops &lt;100 }" table:formula="of:=CONCATENATE([.$R$8];[.Q$7];[.$M12];[.$S$8])" table:style-name="ce1">
            <text:p>{ num_pops &lt;100 }</text:p>
          </table:table-cell>
          <table:table-cell office:value-type="string" office:string-value="&quot;fleetcap_modifier2&quot;" table:formula="of:=CONCATENATE([.$R$7];[.O$7];[.$L12];[.$S$7])" table:style-name="ce1">
            <text:p>"fleetcap_modifier2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3&quot;" table:formula="of:=CONCATENATE([.$R$7];[.O$7];[.$L11];[.$S$7])" table:style-name="ce1">
            <text:p>"fleetcap_modifier3"</text:p>
          </table:table-cell>
          <table:table-cell office:value-type="string" office:string-value="fleetcap.2" table:formula="of:=CONCATENATE([.N$7];[.L12])" table:style-name="ce1">
            <text:p>fleetcap.2</text:p>
          </table:table-cell>
          <table:table-cell table:style-name="ce1"/>
          <table:table-cell office:value-type="float" office:value="2" table:formula="of:=[.L10]+1" table:style-name="ce1">
            <text:p>2</text:p>
          </table:table-cell>
          <table:table-cell office:value-type="float" office:value="100" table:formula="of:=[.M10]+50" table:style-name="ce1">
            <text:p>100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fleetcap.4" table:formula="of:=CONCATENATE([.N$7];[.$L13])" table:style-name="ce1">
            <text:p>fleetcap.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4" table:formula="of:=CONCATENATE([.O$7];[.$L13])" table:style-name="ce1">
            <text:p>fleetcap_modifier4</text:p>
          </table:table-cell>
          <table:table-cell office:value-type="string" table:style-name="ce1">
            <text:p>#delete</text:p>
          </table:table-cell>
          <table:table-cell office:value-type="string" office:string-value="{ num_pops &gt;200 }" table:formula="of:=CONCATENATE([.$R$8];[.P$7];[.$M13];[.$S$8])" table:style-name="ce1">
            <text:p>{ num_pops &gt;200 }</text:p>
          </table:table-cell>
          <table:table-cell office:value-type="string" office:string-value="&quot;fleetcap_modifier5&quot;" table:formula="of:=CONCATENATE([.$R$7];[.O$7];[.$L15];[.$S$7])" table:style-name="ce1">
            <text:p>"fleetcap_modifier5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4&quot;" table:formula="of:=CONCATENATE([.$R$7];[.O$7];[.$L13];[.$S$7])" table:style-name="ce1">
            <text:p>"fleetcap_modifier4"</text:p>
          </table:table-cell>
          <table:table-cell office:value-type="string" office:string-value="fleetcap.5" table:formula="of:=CONCATENATE([.N$7];[.L15])" table:style-name="ce1">
            <text:p>fleetcap.5</text:p>
          </table:table-cell>
          <table:table-cell table:style-name="ce1"/>
          <table:table-cell office:value-type="float" office:value="4" table:formula="of:=[.L11]+1" table:style-name="ce1">
            <text:p>4</text:p>
          </table:table-cell>
          <table:table-cell office:value-type="float" office:value="200" table:formula="of:=[.M11]+50" table:style-name="ce1">
            <text:p>200</text:p>
          </table:table-cell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office:value-type="string" office:string-value="{ num_pops &lt;150 }" table:formula="of:=CONCATENATE([.$R$8];[.Q$7];[.$M14];[.$S$8])" table:style-name="ce1">
            <text:p>{ num_pops &lt;150 }</text:p>
          </table:table-cell>
          <table:table-cell office:value-type="string" office:string-value="&quot;fleetcap_modifier3&quot;" table:formula="of:=CONCATENATE([.$R$7];[.O$7];[.$L14];[.$S$7])" table:style-name="ce1">
            <text:p>"fleetcap_modifier3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4&quot;" table:formula="of:=CONCATENATE([.$R$7];[.O$7];[.$L13];[.$S$7])" table:style-name="ce1">
            <text:p>"fleetcap_modifier4"</text:p>
          </table:table-cell>
          <table:table-cell office:value-type="string" office:string-value="fleetcap.3" table:formula="of:=CONCATENATE([.N$7];[.L14])" table:style-name="ce1">
            <text:p>fleetcap.3</text:p>
          </table:table-cell>
          <table:table-cell table:style-name="ce1"/>
          <table:table-cell office:value-type="float" office:value="3" table:formula="of:=[.L12]+1" table:style-name="ce1">
            <text:p>3</text:p>
          </table:table-cell>
          <table:table-cell office:value-type="float" office:value="150" table:formula="of:=[.M12]+50" table:style-name="ce1">
            <text:p>150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fleetcap.5" table:formula="of:=CONCATENATE([.N$7];[.$L15])" table:style-name="ce1">
            <text:p>fleetcap.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5" table:formula="of:=CONCATENATE([.O$7];[.$L15])" table:style-name="ce1">
            <text:p>fleetcap_modifier5</text:p>
          </table:table-cell>
          <table:table-cell office:value-type="string" table:style-name="ce1">
            <text:p>#delete</text:p>
          </table:table-cell>
          <table:table-cell office:value-type="string" office:string-value="{ num_pops &gt;250 }" table:formula="of:=CONCATENATE([.$R$8];[.P$7];[.$M15];[.$S$8])" table:style-name="ce1">
            <text:p>{ num_pops &gt;250 }</text:p>
          </table:table-cell>
          <table:table-cell office:value-type="string" office:string-value="&quot;fleetcap_modifier6&quot;" table:formula="of:=CONCATENATE([.$R$7];[.O$7];[.$L17];[.$S$7])" table:style-name="ce1">
            <text:p>"fleetcap_modifier6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5&quot;" table:formula="of:=CONCATENATE([.$R$7];[.O$7];[.$L15];[.$S$7])" table:style-name="ce1">
            <text:p>"fleetcap_modifier5"</text:p>
          </table:table-cell>
          <table:table-cell office:value-type="string" office:string-value="fleetcap.6" table:formula="of:=CONCATENATE([.N$7];[.L17])" table:style-name="ce1">
            <text:p>fleetcap.6</text:p>
          </table:table-cell>
          <table:table-cell table:style-name="ce1"/>
          <table:table-cell office:value-type="float" office:value="5" table:formula="of:=[.L13]+1" table:style-name="ce1">
            <text:p>5</text:p>
          </table:table-cell>
          <table:table-cell office:value-type="float" office:value="250" table:formula="of:=[.M13]+50" table:style-name="ce1">
            <text:p>250</text:p>
          </table:table-cell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office:value-type="string" office:string-value="{ num_pops &lt;200 }" table:formula="of:=CONCATENATE([.$R$8];[.Q$7];[.$M16];[.$S$8])" table:style-name="ce1">
            <text:p>{ num_pops &lt;200 }</text:p>
          </table:table-cell>
          <table:table-cell office:value-type="string" office:string-value="&quot;fleetcap_modifier4&quot;" table:formula="of:=CONCATENATE([.$R$7];[.O$7];[.$L16];[.$S$7])" table:style-name="ce1">
            <text:p>"fleetcap_modifier4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5&quot;" table:formula="of:=CONCATENATE([.$R$7];[.O$7];[.$L15];[.$S$7])" table:style-name="ce1">
            <text:p>"fleetcap_modifier5"</text:p>
          </table:table-cell>
          <table:table-cell office:value-type="string" office:string-value="fleetcap.4" table:formula="of:=CONCATENATE([.N$7];[.L16])" table:style-name="ce1">
            <text:p>fleetcap.4</text:p>
          </table:table-cell>
          <table:table-cell table:style-name="ce1"/>
          <table:table-cell office:value-type="float" office:value="4" table:formula="of:=[.L14]+1" table:style-name="ce1">
            <text:p>4</text:p>
          </table:table-cell>
          <table:table-cell office:value-type="float" office:value="200" table:formula="of:=[.M14]+50" table:style-name="ce1">
            <text:p>200</text:p>
          </table:table-cell>
          <table:table-cell table:number-columns-repeated="16371" table:style-name="ce1"/>
        </table:table-row>
        <table:table-row table:style-name="ro1">
          <table:table-cell office:value-type="string" office:string-value="fleetcap.6" table:formula="of:=CONCATENATE([.N$7];[.$L17])" table:style-name="ce1">
            <text:p>fleetcap.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6" table:formula="of:=CONCATENATE([.O$7];[.$L17])" table:style-name="ce1">
            <text:p>fleetcap_modifier6</text:p>
          </table:table-cell>
          <table:table-cell office:value-type="string" table:style-name="ce1">
            <text:p>#delete</text:p>
          </table:table-cell>
          <table:table-cell office:value-type="string" office:string-value="{ num_pops &gt;300 }" table:formula="of:=CONCATENATE([.$R$8];[.P$7];[.$M17];[.$S$8])" table:style-name="ce1">
            <text:p>{ num_pops &gt;300 }</text:p>
          </table:table-cell>
          <table:table-cell office:value-type="string" office:string-value="&quot;fleetcap_modifier7&quot;" table:formula="of:=CONCATENATE([.$R$7];[.O$7];[.$L19];[.$S$7])" table:style-name="ce1">
            <text:p>"fleetcap_modifier7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6&quot;" table:formula="of:=CONCATENATE([.$R$7];[.O$7];[.$L17];[.$S$7])" table:style-name="ce1">
            <text:p>"fleetcap_modifier6"</text:p>
          </table:table-cell>
          <table:table-cell office:value-type="string" office:string-value="fleetcap.7" table:formula="of:=CONCATENATE([.N$7];[.L19])" table:style-name="ce1">
            <text:p>fleetcap.7</text:p>
          </table:table-cell>
          <table:table-cell table:style-name="ce1"/>
          <table:table-cell office:value-type="float" office:value="6" table:formula="of:=[.L15]+1" table:style-name="ce1">
            <text:p>6</text:p>
          </table:table-cell>
          <table:table-cell office:value-type="float" office:value="300" table:formula="of:=[.M15]+50" table:style-name="ce1">
            <text:p>300</text:p>
          </table:table-cell>
          <table:table-cell table:number-columns-repeated="16371"/>
        </table:table-row>
        <table:table-row table:style-name="ro1">
          <table:table-cell table:number-columns-repeated="5" table:style-name="ce1"/>
          <table:table-cell office:value-type="string" office:string-value="{ num_pops &lt;250 }" table:formula="of:=CONCATENATE([.$R$8];[.Q$7];[.$M18];[.$S$8])" table:style-name="ce1">
            <text:p>{ num_pops &lt;250 }</text:p>
          </table:table-cell>
          <table:table-cell office:value-type="string" office:string-value="&quot;fleetcap_modifier5&quot;" table:formula="of:=CONCATENATE([.$R$7];[.O$7];[.$L18];[.$S$7])" table:style-name="ce1">
            <text:p>"fleetcap_modifier5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6&quot;" table:formula="of:=CONCATENATE([.$R$7];[.O$7];[.$L17];[.$S$7])" table:style-name="ce1">
            <text:p>"fleetcap_modifier6"</text:p>
          </table:table-cell>
          <table:table-cell office:value-type="string" office:string-value="fleetcap.5" table:formula="of:=CONCATENATE([.N$7];[.L18])" table:style-name="ce1">
            <text:p>fleetcap.5</text:p>
          </table:table-cell>
          <table:table-cell table:style-name="ce1"/>
          <table:table-cell office:value-type="float" office:value="5" table:formula="of:=[.L16]+1" table:style-name="ce1">
            <text:p>5</text:p>
          </table:table-cell>
          <table:table-cell office:value-type="float" office:value="250" table:formula="of:=[.M16]+50" table:style-name="ce1">
            <text:p>250</text:p>
          </table:table-cell>
          <table:table-cell table:number-columns-repeated="16371"/>
        </table:table-row>
        <table:table-row table:style-name="ro1">
          <table:table-cell office:value-type="string" office:string-value="fleetcap.7" table:formula="of:=CONCATENATE([.N$7];[.$L19])" table:style-name="ce1">
            <text:p>fleetcap.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7" table:formula="of:=CONCATENATE([.O$7];[.$L19])" table:style-name="ce1">
            <text:p>fleetcap_modifier7</text:p>
          </table:table-cell>
          <table:table-cell office:value-type="string" table:style-name="ce1">
            <text:p>#delete</text:p>
          </table:table-cell>
          <table:table-cell office:value-type="string" office:string-value="{ num_pops &gt;350 }" table:formula="of:=CONCATENATE([.$R$8];[.P$7];[.$M19];[.$S$8])" table:style-name="ce1">
            <text:p>{ num_pops &gt;350 }</text:p>
          </table:table-cell>
          <table:table-cell office:value-type="string" office:string-value="&quot;fleetcap_modifier8&quot;" table:formula="of:=CONCATENATE([.$R$7];[.O$7];[.$L21];[.$S$7])" table:style-name="ce1">
            <text:p>"fleetcap_modifier8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7&quot;" table:formula="of:=CONCATENATE([.$R$7];[.O$7];[.$L19];[.$S$7])" table:style-name="ce1">
            <text:p>"fleetcap_modifier7"</text:p>
          </table:table-cell>
          <table:table-cell office:value-type="string" office:string-value="fleetcap.8" table:formula="of:=CONCATENATE([.N$7];[.L21])" table:style-name="ce1">
            <text:p>fleetcap.8</text:p>
          </table:table-cell>
          <table:table-cell table:style-name="ce1"/>
          <table:table-cell office:value-type="float" office:value="7" table:formula="of:=[.L17]+1" table:style-name="ce1">
            <text:p>7</text:p>
          </table:table-cell>
          <table:table-cell office:value-type="float" office:value="350" table:formula="of:=[.M17]+50" table:style-name="ce1">
            <text:p>350</text:p>
          </table:table-cell>
          <table:table-cell table:number-columns-repeated="16371"/>
        </table:table-row>
        <table:table-row table:style-name="ro1">
          <table:table-cell table:number-columns-repeated="5" table:style-name="ce1"/>
          <table:table-cell office:value-type="string" office:string-value="{ num_pops &lt;300 }" table:formula="of:=CONCATENATE([.$R$8];[.Q$7];[.$M20];[.$S$8])" table:style-name="ce1">
            <text:p>{ num_pops &lt;300 }</text:p>
          </table:table-cell>
          <table:table-cell office:value-type="string" office:string-value="&quot;fleetcap_modifier6&quot;" table:formula="of:=CONCATENATE([.$R$7];[.O$7];[.$L20];[.$S$7])" table:style-name="ce1">
            <text:p>"fleetcap_modifier6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7&quot;" table:formula="of:=CONCATENATE([.$R$7];[.O$7];[.$L19];[.$S$7])" table:style-name="ce1">
            <text:p>"fleetcap_modifier7"</text:p>
          </table:table-cell>
          <table:table-cell office:value-type="string" office:string-value="fleetcap.6" table:formula="of:=CONCATENATE([.N$7];[.L20])" table:style-name="ce1">
            <text:p>fleetcap.6</text:p>
          </table:table-cell>
          <table:table-cell table:style-name="ce1"/>
          <table:table-cell office:value-type="float" office:value="6" table:formula="of:=[.L18]+1" table:style-name="ce1">
            <text:p>6</text:p>
          </table:table-cell>
          <table:table-cell office:value-type="float" office:value="300" table:formula="of:=[.M18]+50" table:style-name="ce1">
            <text:p>300</text:p>
          </table:table-cell>
          <table:table-cell table:number-columns-repeated="16371"/>
        </table:table-row>
        <table:table-row table:style-name="ro1">
          <table:table-cell office:value-type="string" office:string-value="fleetcap.8" table:formula="of:=CONCATENATE([.N$7];[.$L21])" table:style-name="ce1">
            <text:p>fleetcap.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8" table:formula="of:=CONCATENATE([.O$7];[.$L21])" table:style-name="ce1">
            <text:p>fleetcap_modifier8</text:p>
          </table:table-cell>
          <table:table-cell office:value-type="string" table:style-name="ce1">
            <text:p>#delete</text:p>
          </table:table-cell>
          <table:table-cell office:value-type="string" office:string-value="{ num_pops &gt;400 }" table:formula="of:=CONCATENATE([.$R$8];[.P$7];[.$M21];[.$S$8])" table:style-name="ce1">
            <text:p>{ num_pops &gt;400 }</text:p>
          </table:table-cell>
          <table:table-cell office:value-type="string" office:string-value="&quot;fleetcap_modifier9&quot;" table:formula="of:=CONCATENATE([.$R$7];[.O$7];[.$L23];[.$S$7])" table:style-name="ce1">
            <text:p>"fleetcap_modifier9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8&quot;" table:formula="of:=CONCATENATE([.$R$7];[.O$7];[.$L21];[.$S$7])" table:style-name="ce1">
            <text:p>"fleetcap_modifier8"</text:p>
          </table:table-cell>
          <table:table-cell office:value-type="string" office:string-value="fleetcap.9" table:formula="of:=CONCATENATE([.N$7];[.L23])" table:style-name="ce1">
            <text:p>fleetcap.9</text:p>
          </table:table-cell>
          <table:table-cell table:style-name="ce1"/>
          <table:table-cell office:value-type="float" office:value="8" table:formula="of:=[.L19]+1" table:style-name="ce1">
            <text:p>8</text:p>
          </table:table-cell>
          <table:table-cell office:value-type="float" office:value="400" table:formula="of:=[.M19]+50" table:style-name="ce1">
            <text:p>400</text:p>
          </table:table-cell>
          <table:table-cell table:number-columns-repeated="16371"/>
        </table:table-row>
        <table:table-row table:style-name="ro1">
          <table:table-cell table:number-columns-repeated="5" table:style-name="ce1"/>
          <table:table-cell office:value-type="string" office:string-value="{ num_pops &lt;350 }" table:formula="of:=CONCATENATE([.$R$8];[.Q$7];[.$M22];[.$S$8])" table:style-name="ce1">
            <text:p>{ num_pops &lt;350 }</text:p>
          </table:table-cell>
          <table:table-cell office:value-type="string" office:string-value="&quot;fleetcap_modifier7&quot;" table:formula="of:=CONCATENATE([.$R$7];[.O$7];[.$L22];[.$S$7])" table:style-name="ce1">
            <text:p>"fleetcap_modifier7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8&quot;" table:formula="of:=CONCATENATE([.$R$7];[.O$7];[.$L21];[.$S$7])" table:style-name="ce1">
            <text:p>"fleetcap_modifier8"</text:p>
          </table:table-cell>
          <table:table-cell office:value-type="string" office:string-value="fleetcap.7" table:formula="of:=CONCATENATE([.N$7];[.L22])" table:style-name="ce1">
            <text:p>fleetcap.7</text:p>
          </table:table-cell>
          <table:table-cell table:style-name="ce1"/>
          <table:table-cell office:value-type="float" office:value="7" table:formula="of:=[.L20]+1" table:style-name="ce1">
            <text:p>7</text:p>
          </table:table-cell>
          <table:table-cell office:value-type="float" office:value="350" table:formula="of:=[.M20]+50" table:style-name="ce1">
            <text:p>350</text:p>
          </table:table-cell>
          <table:table-cell table:number-columns-repeated="16371"/>
        </table:table-row>
        <table:table-row table:style-name="ro1">
          <table:table-cell office:value-type="string" office:string-value="fleetcap.9" table:formula="of:=CONCATENATE([.N$7];[.$L23])" table:style-name="ce1">
            <text:p>fleetcap.9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9" table:formula="of:=CONCATENATE([.O$7];[.$L23])" table:style-name="ce1">
            <text:p>fleetcap_modifier9</text:p>
          </table:table-cell>
          <table:table-cell office:value-type="string" table:style-name="ce1">
            <text:p>#delete</text:p>
          </table:table-cell>
          <table:table-cell office:value-type="string" office:string-value="{ num_pops &gt;450 }" table:formula="of:=CONCATENATE([.$R$8];[.P$7];[.$M23];[.$S$8])" table:style-name="ce1">
            <text:p>{ num_pops &gt;450 }</text:p>
          </table:table-cell>
          <table:table-cell office:value-type="string" office:string-value="&quot;fleetcap_modifier10&quot;" table:formula="of:=CONCATENATE([.$R$7];[.O$7];[.$L25];[.$S$7])" table:style-name="ce1">
            <text:p>"fleetcap_modifier10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9&quot;" table:formula="of:=CONCATENATE([.$R$7];[.O$7];[.$L23];[.$S$7])" table:style-name="ce1">
            <text:p>"fleetcap_modifier9"</text:p>
          </table:table-cell>
          <table:table-cell office:value-type="string" office:string-value="fleetcap.10" table:formula="of:=CONCATENATE([.N$7];[.L25])" table:style-name="ce1">
            <text:p>fleetcap.10</text:p>
          </table:table-cell>
          <table:table-cell table:style-name="ce1"/>
          <table:table-cell office:value-type="float" office:value="9" table:formula="of:=[.L21]+1" table:style-name="ce1">
            <text:p>9</text:p>
          </table:table-cell>
          <table:table-cell office:value-type="float" office:value="450" table:formula="of:=[.M21]+50" table:style-name="ce1">
            <text:p>450</text:p>
          </table:table-cell>
          <table:table-cell table:number-columns-repeated="16371"/>
        </table:table-row>
        <table:table-row table:style-name="ro1">
          <table:table-cell table:number-columns-repeated="5" table:style-name="ce1"/>
          <table:table-cell office:value-type="string" office:string-value="{ num_pops &lt;400 }" table:formula="of:=CONCATENATE([.$R$8];[.Q$7];[.$M24];[.$S$8])" table:style-name="ce1">
            <text:p>{ num_pops &lt;400 }</text:p>
          </table:table-cell>
          <table:table-cell office:value-type="string" office:string-value="&quot;fleetcap_modifier8&quot;" table:formula="of:=CONCATENATE([.$R$7];[.O$7];[.$L24];[.$S$7])" table:style-name="ce1">
            <text:p>"fleetcap_modifier8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9&quot;" table:formula="of:=CONCATENATE([.$R$7];[.O$7];[.$L23];[.$S$7])" table:style-name="ce1">
            <text:p>"fleetcap_modifier9"</text:p>
          </table:table-cell>
          <table:table-cell office:value-type="string" office:string-value="fleetcap.8" table:formula="of:=CONCATENATE([.N$7];[.L24])" table:style-name="ce1">
            <text:p>fleetcap.8</text:p>
          </table:table-cell>
          <table:table-cell table:style-name="ce1"/>
          <table:table-cell office:value-type="float" office:value="8" table:formula="of:=[.L22]+1" table:style-name="ce1">
            <text:p>8</text:p>
          </table:table-cell>
          <table:table-cell office:value-type="float" office:value="400" table:formula="of:=[.M22]+50" table:style-name="ce1">
            <text:p>400</text:p>
          </table:table-cell>
          <table:table-cell table:number-columns-repeated="16371"/>
        </table:table-row>
        <table:table-row table:style-name="ro1">
          <table:table-cell office:value-type="string" office:string-value="fleetcap.10" table:formula="of:=CONCATENATE([.N$7];[.$L25])" table:style-name="ce1">
            <text:p>fleetcap.1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10" table:formula="of:=CONCATENATE([.O$7];[.$L25])" table:style-name="ce1">
            <text:p>fleetcap_modifier10</text:p>
          </table:table-cell>
          <table:table-cell office:value-type="string" table:style-name="ce1">
            <text:p>#delete</text:p>
          </table:table-cell>
          <table:table-cell office:value-type="string" office:string-value="{ num_pops &gt;500 }" table:formula="of:=CONCATENATE([.$R$8];[.P$7];[.$M25];[.$S$8])" table:style-name="ce1">
            <text:p>{ num_pops &gt;500 }</text:p>
          </table:table-cell>
          <table:table-cell office:value-type="string" office:string-value="&quot;fleetcap_modifier11&quot;" table:formula="of:=CONCATENATE([.$R$7];[.O$7];[.$L27];[.$S$7])" table:style-name="ce1">
            <text:p>"fleetcap_modifier11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10&quot;" table:formula="of:=CONCATENATE([.$R$7];[.O$7];[.$L25];[.$S$7])" table:style-name="ce1">
            <text:p>"fleetcap_modifier10"</text:p>
          </table:table-cell>
          <table:table-cell office:value-type="string" office:string-value="fleetcap.11" table:formula="of:=CONCATENATE([.N$7];[.L27])" table:style-name="ce1">
            <text:p>fleetcap.11</text:p>
          </table:table-cell>
          <table:table-cell table:style-name="ce1"/>
          <table:table-cell office:value-type="float" office:value="10" table:formula="of:=[.L23]+1" table:style-name="ce1">
            <text:p>10</text:p>
          </table:table-cell>
          <table:table-cell office:value-type="float" office:value="500" table:formula="of:=[.M23]+50" table:style-name="ce1">
            <text:p>500</text:p>
          </table:table-cell>
          <table:table-cell table:number-columns-repeated="16371"/>
        </table:table-row>
        <table:table-row table:style-name="ro1">
          <table:table-cell table:number-columns-repeated="5" table:style-name="ce1"/>
          <table:table-cell office:value-type="string" office:string-value="{ num_pops &lt;450 }" table:formula="of:=CONCATENATE([.$R$8];[.Q$7];[.$M26];[.$S$8])" table:style-name="ce1">
            <text:p>{ num_pops &lt;450 }</text:p>
          </table:table-cell>
          <table:table-cell office:value-type="string" office:string-value="&quot;fleetcap_modifier9&quot;" table:formula="of:=CONCATENATE([.$R$7];[.O$7];[.$L26];[.$S$7])" table:style-name="ce1">
            <text:p>"fleetcap_modifier9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10&quot;" table:formula="of:=CONCATENATE([.$R$7];[.O$7];[.$L25];[.$S$7])" table:style-name="ce1">
            <text:p>"fleetcap_modifier10"</text:p>
          </table:table-cell>
          <table:table-cell office:value-type="string" office:string-value="fleetcap.9" table:formula="of:=CONCATENATE([.N$7];[.L26])" table:style-name="ce1">
            <text:p>fleetcap.9</text:p>
          </table:table-cell>
          <table:table-cell table:style-name="ce1"/>
          <table:table-cell office:value-type="float" office:value="9" table:formula="of:=[.L24]+1" table:style-name="ce1">
            <text:p>9</text:p>
          </table:table-cell>
          <table:table-cell office:value-type="float" office:value="450" table:formula="of:=[.M24]+50" table:style-name="ce1">
            <text:p>450</text:p>
          </table:table-cell>
          <table:table-cell table:number-columns-repeated="16371"/>
        </table:table-row>
        <table:table-row table:style-name="ro1">
          <table:table-cell office:value-type="string" office:string-value="fleetcap.11" table:formula="of:=CONCATENATE([.N$7];[.$L27])" table:style-name="ce1">
            <text:p>fleetcap.1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11" table:formula="of:=CONCATENATE([.O$7];[.$L27])" table:style-name="ce1">
            <text:p>fleetcap_modifier11</text:p>
          </table:table-cell>
          <table:table-cell office:value-type="string" table:style-name="ce1">
            <text:p>#delete</text:p>
          </table:table-cell>
          <table:table-cell office:value-type="string" office:string-value="{ num_pops &gt;550 }" table:formula="of:=CONCATENATE([.$R$8];[.P$7];[.$M27];[.$S$8])" table:style-name="ce1">
            <text:p>{ num_pops &gt;550 }</text:p>
          </table:table-cell>
          <table:table-cell office:value-type="string" office:string-value="&quot;fleetcap_modifier12&quot;" table:formula="of:=CONCATENATE([.$R$7];[.O$7];[.$L29];[.$S$7])" table:style-name="ce1">
            <text:p>"fleetcap_modifier12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11&quot;" table:formula="of:=CONCATENATE([.$R$7];[.O$7];[.$L27];[.$S$7])" table:style-name="ce1">
            <text:p>"fleetcap_modifier11"</text:p>
          </table:table-cell>
          <table:table-cell office:value-type="string" office:string-value="fleetcap.12" table:formula="of:=CONCATENATE([.N$7];[.L29])" table:style-name="ce1">
            <text:p>fleetcap.12</text:p>
          </table:table-cell>
          <table:table-cell table:style-name="ce1"/>
          <table:table-cell office:value-type="float" office:value="11" table:formula="of:=[.L25]+1" table:style-name="ce1">
            <text:p>11</text:p>
          </table:table-cell>
          <table:table-cell office:value-type="float" office:value="550" table:formula="of:=[.M25]+50" table:style-name="ce1">
            <text:p>550</text:p>
          </table:table-cell>
          <table:table-cell table:number-columns-repeated="16371"/>
        </table:table-row>
        <table:table-row table:style-name="ro1">
          <table:table-cell table:number-columns-repeated="5" table:style-name="ce1"/>
          <table:table-cell office:value-type="string" office:string-value="{ num_pops &lt;500 }" table:formula="of:=CONCATENATE([.$R$8];[.Q$7];[.$M28];[.$S$8])" table:style-name="ce1">
            <text:p>{ num_pops &lt;500 }</text:p>
          </table:table-cell>
          <table:table-cell office:value-type="string" office:string-value="&quot;fleetcap_modifier10&quot;" table:formula="of:=CONCATENATE([.$R$7];[.O$7];[.$L28];[.$S$7])" table:style-name="ce1">
            <text:p>"fleetcap_modifier10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11&quot;" table:formula="of:=CONCATENATE([.$R$7];[.O$7];[.$L27];[.$S$7])" table:style-name="ce1">
            <text:p>"fleetcap_modifier11"</text:p>
          </table:table-cell>
          <table:table-cell office:value-type="string" office:string-value="fleetcap.10" table:formula="of:=CONCATENATE([.N$7];[.L28])" table:style-name="ce1">
            <text:p>fleetcap.10</text:p>
          </table:table-cell>
          <table:table-cell table:style-name="ce1"/>
          <table:table-cell office:value-type="float" office:value="10" table:formula="of:=[.L26]+1" table:style-name="ce1">
            <text:p>10</text:p>
          </table:table-cell>
          <table:table-cell office:value-type="float" office:value="500" table:formula="of:=[.M26]+50" table:style-name="ce1">
            <text:p>500</text:p>
          </table:table-cell>
          <table:table-cell table:number-columns-repeated="16371"/>
        </table:table-row>
        <table:table-row table:style-name="ro1">
          <table:table-cell office:value-type="string" office:string-value="fleetcap.12" table:formula="of:=CONCATENATE([.N$7];[.$L29])" table:style-name="ce1">
            <text:p>fleetcap.1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12" table:formula="of:=CONCATENATE([.O$7];[.$L29])" table:style-name="ce1">
            <text:p>fleetcap_modifier12</text:p>
          </table:table-cell>
          <table:table-cell office:value-type="string" table:style-name="ce1">
            <text:p>#delete</text:p>
          </table:table-cell>
          <table:table-cell office:value-type="string" office:string-value="{ num_pops &gt;600 }" table:formula="of:=CONCATENATE([.$R$8];[.P$7];[.$M29];[.$S$8])" table:style-name="ce1">
            <text:p>{ num_pops &gt;600 }</text:p>
          </table:table-cell>
          <table:table-cell office:value-type="string" office:string-value="&quot;fleetcap_modifier13&quot;" table:formula="of:=CONCATENATE([.$R$7];[.O$7];[.$L31];[.$S$7])" table:style-name="ce1">
            <text:p>"fleetcap_modifier13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12&quot;" table:formula="of:=CONCATENATE([.$R$7];[.O$7];[.$L29];[.$S$7])" table:style-name="ce1">
            <text:p>"fleetcap_modifier12"</text:p>
          </table:table-cell>
          <table:table-cell office:value-type="string" office:string-value="fleetcap.13" table:formula="of:=CONCATENATE([.N$7];[.L31])" table:style-name="ce1">
            <text:p>fleetcap.13</text:p>
          </table:table-cell>
          <table:table-cell table:style-name="ce1"/>
          <table:table-cell office:value-type="float" office:value="12" table:formula="of:=[.L27]+1" table:style-name="ce1">
            <text:p>12</text:p>
          </table:table-cell>
          <table:table-cell office:value-type="float" office:value="600" table:formula="of:=[.M27]+50" table:style-name="ce1">
            <text:p>600</text:p>
          </table:table-cell>
          <table:table-cell table:number-columns-repeated="16371"/>
        </table:table-row>
        <table:table-row table:style-name="ro2">
          <table:table-cell table:number-columns-repeated="5" table:style-name="ce1"/>
          <table:table-cell office:value-type="string" office:string-value="{ num_pops &lt;550 }" table:formula="of:=CONCATENATE([.$R$8];[.Q$7];[.$M30];[.$S$8])" table:style-name="ce1">
            <text:p>{ num_pops &lt;550 }</text:p>
          </table:table-cell>
          <table:table-cell office:value-type="string" office:string-value="&quot;fleetcap_modifier11&quot;" table:formula="of:=CONCATENATE([.$R$7];[.O$7];[.$L30];[.$S$7])" table:style-name="ce1">
            <text:p>"fleetcap_modifier11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12&quot;" table:formula="of:=CONCATENATE([.$R$7];[.O$7];[.$L29];[.$S$7])" table:style-name="ce1">
            <text:p>"fleetcap_modifier12"</text:p>
          </table:table-cell>
          <table:table-cell office:value-type="string" office:string-value="fleetcap.11" table:formula="of:=CONCATENATE([.N$7];[.L30])" table:style-name="ce1">
            <text:p>fleetcap.11</text:p>
          </table:table-cell>
          <table:table-cell table:style-name="ce1"/>
          <table:table-cell office:value-type="float" office:value="11" table:formula="of:=[.L28]+1" table:style-name="ce1">
            <text:p>11</text:p>
          </table:table-cell>
          <table:table-cell office:value-type="float" office:value="550" table:formula="of:=[.M28]+50" table:style-name="ce1">
            <text:p>550</text:p>
          </table:table-cell>
          <table:table-cell table:number-columns-repeated="16371"/>
        </table:table-row>
        <table:table-row table:style-name="ro2">
          <table:table-cell office:value-type="string" office:string-value="fleetcap.13" table:formula="of:=CONCATENATE([.N$7];[.$L31])" table:style-name="ce1">
            <text:p>fleetcap.1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13" table:formula="of:=CONCATENATE([.O$7];[.$L31])" table:style-name="ce1">
            <text:p>fleetcap_modifier13</text:p>
          </table:table-cell>
          <table:table-cell office:value-type="string" table:style-name="ce1">
            <text:p>#delete</text:p>
          </table:table-cell>
          <table:table-cell office:value-type="string" office:string-value="{ num_pops &gt;650 }" table:formula="of:=CONCATENATE([.$R$8];[.P$7];[.$M31];[.$S$8])" table:style-name="ce1">
            <text:p>{ num_pops &gt;650 }</text:p>
          </table:table-cell>
          <table:table-cell office:value-type="string" office:string-value="&quot;fleetcap_modifier14&quot;" table:formula="of:=CONCATENATE([.$R$7];[.O$7];[.$L33];[.$S$7])" table:style-name="ce1">
            <text:p>"fleetcap_modifier14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13&quot;" table:formula="of:=CONCATENATE([.$R$7];[.O$7];[.$L31];[.$S$7])" table:style-name="ce1">
            <text:p>"fleetcap_modifier13"</text:p>
          </table:table-cell>
          <table:table-cell office:value-type="string" office:string-value="fleetcap.14" table:formula="of:=CONCATENATE([.N$7];[.L33])" table:style-name="ce1">
            <text:p>fleetcap.14</text:p>
          </table:table-cell>
          <table:table-cell table:style-name="ce1"/>
          <table:table-cell office:value-type="float" office:value="13" table:formula="of:=[.L29]+1" table:style-name="ce1">
            <text:p>13</text:p>
          </table:table-cell>
          <table:table-cell office:value-type="float" office:value="650" table:formula="of:=[.M29]+50" table:style-name="ce1">
            <text:p>650</text:p>
          </table:table-cell>
          <table:table-cell table:number-columns-repeated="16371"/>
        </table:table-row>
        <table:table-row table:style-name="ro2">
          <table:table-cell table:number-columns-repeated="5" table:style-name="ce1"/>
          <table:table-cell office:value-type="string" office:string-value="{ num_pops &lt;600 }" table:formula="of:=CONCATENATE([.$R$8];[.Q$7];[.$M32];[.$S$8])" table:style-name="ce1">
            <text:p>{ num_pops &lt;600 }</text:p>
          </table:table-cell>
          <table:table-cell office:value-type="string" office:string-value="&quot;fleetcap_modifier12&quot;" table:formula="of:=CONCATENATE([.$R$7];[.O$7];[.$L32];[.$S$7])" table:style-name="ce1">
            <text:p>"fleetcap_modifier12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13&quot;" table:formula="of:=CONCATENATE([.$R$7];[.O$7];[.$L31];[.$S$7])" table:style-name="ce1">
            <text:p>"fleetcap_modifier13"</text:p>
          </table:table-cell>
          <table:table-cell office:value-type="string" office:string-value="fleetcap.12" table:formula="of:=CONCATENATE([.N$7];[.L32])" table:style-name="ce1">
            <text:p>fleetcap.12</text:p>
          </table:table-cell>
          <table:table-cell table:style-name="ce1"/>
          <table:table-cell office:value-type="float" office:value="12" table:formula="of:=[.L30]+1" table:style-name="ce1">
            <text:p>12</text:p>
          </table:table-cell>
          <table:table-cell office:value-type="float" office:value="600" table:formula="of:=[.M30]+50" table:style-name="ce1">
            <text:p>600</text:p>
          </table:table-cell>
          <table:table-cell table:number-columns-repeated="16371"/>
        </table:table-row>
        <table:table-row table:style-name="ro2">
          <table:table-cell office:value-type="string" office:string-value="fleetcap.14" table:formula="of:=CONCATENATE([.N$7];[.$L33])" table:style-name="ce1">
            <text:p>fleetcap.1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14" table:formula="of:=CONCATENATE([.O$7];[.$L33])" table:style-name="ce1">
            <text:p>fleetcap_modifier14</text:p>
          </table:table-cell>
          <table:table-cell office:value-type="string" table:style-name="ce1">
            <text:p>#delete</text:p>
          </table:table-cell>
          <table:table-cell office:value-type="string" office:string-value="{ num_pops &gt;700 }" table:formula="of:=CONCATENATE([.$R$8];[.P$7];[.$M33];[.$S$8])" table:style-name="ce1">
            <text:p>{ num_pops &gt;700 }</text:p>
          </table:table-cell>
          <table:table-cell office:value-type="string" office:string-value="&quot;fleetcap_modifier15&quot;" table:formula="of:=CONCATENATE([.$R$7];[.O$7];[.$L35];[.$S$7])" table:style-name="ce1">
            <text:p>"fleetcap_modifier15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14&quot;" table:formula="of:=CONCATENATE([.$R$7];[.O$7];[.$L33];[.$S$7])" table:style-name="ce1">
            <text:p>"fleetcap_modifier14"</text:p>
          </table:table-cell>
          <table:table-cell office:value-type="string" office:string-value="fleetcap.15" table:formula="of:=CONCATENATE([.N$7];[.L35])" table:style-name="ce1">
            <text:p>fleetcap.15</text:p>
          </table:table-cell>
          <table:table-cell table:style-name="ce1"/>
          <table:table-cell office:value-type="float" office:value="14" table:formula="of:=[.L31]+1" table:style-name="ce1">
            <text:p>14</text:p>
          </table:table-cell>
          <table:table-cell office:value-type="float" office:value="700" table:formula="of:=[.M31]+50" table:style-name="ce1">
            <text:p>700</text:p>
          </table:table-cell>
          <table:table-cell table:number-columns-repeated="16371"/>
        </table:table-row>
        <table:table-row table:style-name="ro2">
          <table:table-cell table:number-columns-repeated="5" table:style-name="ce1"/>
          <table:table-cell office:value-type="string" office:string-value="{ num_pops &lt;650 }" table:formula="of:=CONCATENATE([.$R$8];[.Q$7];[.$M34];[.$S$8])" table:style-name="ce1">
            <text:p>{ num_pops &lt;650 }</text:p>
          </table:table-cell>
          <table:table-cell office:value-type="string" office:string-value="&quot;fleetcap_modifier13&quot;" table:formula="of:=CONCATENATE([.$R$7];[.O$7];[.$L34];[.$S$7])" table:style-name="ce1">
            <text:p>"fleetcap_modifier13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14&quot;" table:formula="of:=CONCATENATE([.$R$7];[.O$7];[.$L33];[.$S$7])" table:style-name="ce1">
            <text:p>"fleetcap_modifier14"</text:p>
          </table:table-cell>
          <table:table-cell office:value-type="string" office:string-value="fleetcap.13" table:formula="of:=CONCATENATE([.N$7];[.L34])" table:style-name="ce1">
            <text:p>fleetcap.13</text:p>
          </table:table-cell>
          <table:table-cell table:style-name="ce1"/>
          <table:table-cell office:value-type="float" office:value="13" table:formula="of:=[.L32]+1" table:style-name="ce1">
            <text:p>13</text:p>
          </table:table-cell>
          <table:table-cell office:value-type="float" office:value="650" table:formula="of:=[.M32]+50" table:style-name="ce1">
            <text:p>650</text:p>
          </table:table-cell>
          <table:table-cell table:number-columns-repeated="16371"/>
        </table:table-row>
        <table:table-row table:style-name="ro2">
          <table:table-cell office:value-type="string" office:string-value="fleetcap.15" table:formula="of:=CONCATENATE([.N$7];[.$L35])" table:style-name="ce1">
            <text:p>fleetcap.1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15" table:formula="of:=CONCATENATE([.O$7];[.$L35])" table:style-name="ce1">
            <text:p>fleetcap_modifier15</text:p>
          </table:table-cell>
          <table:table-cell office:value-type="string" table:style-name="ce1">
            <text:p>#delete</text:p>
          </table:table-cell>
          <table:table-cell office:value-type="string" office:string-value="{ num_pops &gt;750 }" table:formula="of:=CONCATENATE([.$R$8];[.P$7];[.$M35];[.$S$8])" table:style-name="ce1">
            <text:p>{ num_pops &gt;750 }</text:p>
          </table:table-cell>
          <table:table-cell office:value-type="string" office:string-value="&quot;fleetcap_modifier16&quot;" table:formula="of:=CONCATENATE([.$R$7];[.O$7];[.$L37];[.$S$7])" table:style-name="ce1">
            <text:p>"fleetcap_modifier16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15&quot;" table:formula="of:=CONCATENATE([.$R$7];[.O$7];[.$L35];[.$S$7])" table:style-name="ce1">
            <text:p>"fleetcap_modifier15"</text:p>
          </table:table-cell>
          <table:table-cell office:value-type="string" office:string-value="fleetcap.16" table:formula="of:=CONCATENATE([.N$7];[.L37])" table:style-name="ce1">
            <text:p>fleetcap.16</text:p>
          </table:table-cell>
          <table:table-cell table:style-name="ce1"/>
          <table:table-cell office:value-type="float" office:value="15" table:formula="of:=[.L33]+1" table:style-name="ce1">
            <text:p>15</text:p>
          </table:table-cell>
          <table:table-cell office:value-type="float" office:value="750" table:formula="of:=[.M33]+50" table:style-name="ce1">
            <text:p>750</text:p>
          </table:table-cell>
          <table:table-cell table:number-columns-repeated="16371"/>
        </table:table-row>
        <table:table-row table:style-name="ro2">
          <table:table-cell table:number-columns-repeated="5" table:style-name="ce1"/>
          <table:table-cell office:value-type="string" office:string-value="{ num_pops &lt;700 }" table:formula="of:=CONCATENATE([.$R$8];[.Q$7];[.$M36];[.$S$8])" table:style-name="ce1">
            <text:p>{ num_pops &lt;700 }</text:p>
          </table:table-cell>
          <table:table-cell office:value-type="string" office:string-value="&quot;fleetcap_modifier14&quot;" table:formula="of:=CONCATENATE([.$R$7];[.O$7];[.$L36];[.$S$7])" table:style-name="ce1">
            <text:p>"fleetcap_modifier14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15&quot;" table:formula="of:=CONCATENATE([.$R$7];[.O$7];[.$L35];[.$S$7])" table:style-name="ce1">
            <text:p>"fleetcap_modifier15"</text:p>
          </table:table-cell>
          <table:table-cell office:value-type="string" office:string-value="fleetcap.14" table:formula="of:=CONCATENATE([.N$7];[.L36])" table:style-name="ce1">
            <text:p>fleetcap.14</text:p>
          </table:table-cell>
          <table:table-cell table:style-name="ce1"/>
          <table:table-cell office:value-type="float" office:value="14" table:formula="of:=[.L34]+1" table:style-name="ce1">
            <text:p>14</text:p>
          </table:table-cell>
          <table:table-cell office:value-type="float" office:value="700" table:formula="of:=[.M34]+50" table:style-name="ce1">
            <text:p>700</text:p>
          </table:table-cell>
          <table:table-cell table:number-columns-repeated="16371"/>
        </table:table-row>
        <table:table-row table:style-name="ro2">
          <table:table-cell office:value-type="string" office:string-value="fleetcap.16" table:formula="of:=CONCATENATE([.N$7];[.$L37])" table:style-name="ce1">
            <text:p>fleetcap.1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16" table:formula="of:=CONCATENATE([.O$7];[.$L37])" table:style-name="ce1">
            <text:p>fleetcap_modifier16</text:p>
          </table:table-cell>
          <table:table-cell office:value-type="string" table:style-name="ce1">
            <text:p>#delete</text:p>
          </table:table-cell>
          <table:table-cell office:value-type="string" office:string-value="{ num_pops &gt;800 }" table:formula="of:=CONCATENATE([.$R$8];[.P$7];[.$M37];[.$S$8])" table:style-name="ce1">
            <text:p>{ num_pops &gt;800 }</text:p>
          </table:table-cell>
          <table:table-cell office:value-type="string" office:string-value="&quot;fleetcap_modifier17&quot;" table:formula="of:=CONCATENATE([.$R$7];[.O$7];[.$L39];[.$S$7])" table:style-name="ce1">
            <text:p>"fleetcap_modifier17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16&quot;" table:formula="of:=CONCATENATE([.$R$7];[.O$7];[.$L37];[.$S$7])" table:style-name="ce1">
            <text:p>"fleetcap_modifier16"</text:p>
          </table:table-cell>
          <table:table-cell office:value-type="string" office:string-value="fleetcap.17" table:formula="of:=CONCATENATE([.N$7];[.L39])" table:style-name="ce1">
            <text:p>fleetcap.17</text:p>
          </table:table-cell>
          <table:table-cell table:style-name="ce1"/>
          <table:table-cell office:value-type="float" office:value="16" table:formula="of:=[.L35]+1" table:style-name="ce1">
            <text:p>16</text:p>
          </table:table-cell>
          <table:table-cell office:value-type="float" office:value="800" table:formula="of:=[.M35]+50" table:style-name="ce1">
            <text:p>800</text:p>
          </table:table-cell>
          <table:table-cell table:number-columns-repeated="16371"/>
        </table:table-row>
        <table:table-row table:style-name="ro2">
          <table:table-cell table:number-columns-repeated="5" table:style-name="ce1"/>
          <table:table-cell office:value-type="string" office:string-value="{ num_pops &lt;750 }" table:formula="of:=CONCATENATE([.$R$8];[.Q$7];[.$M38];[.$S$8])" table:style-name="ce1">
            <text:p>{ num_pops &lt;750 }</text:p>
          </table:table-cell>
          <table:table-cell office:value-type="string" office:string-value="&quot;fleetcap_modifier15&quot;" table:formula="of:=CONCATENATE([.$R$7];[.O$7];[.$L38];[.$S$7])" table:style-name="ce1">
            <text:p>"fleetcap_modifier15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16&quot;" table:formula="of:=CONCATENATE([.$R$7];[.O$7];[.$L37];[.$S$7])" table:style-name="ce1">
            <text:p>"fleetcap_modifier16"</text:p>
          </table:table-cell>
          <table:table-cell office:value-type="string" office:string-value="fleetcap.15" table:formula="of:=CONCATENATE([.N$7];[.L38])" table:style-name="ce1">
            <text:p>fleetcap.15</text:p>
          </table:table-cell>
          <table:table-cell table:style-name="ce1"/>
          <table:table-cell office:value-type="float" office:value="15" table:formula="of:=[.L36]+1" table:style-name="ce1">
            <text:p>15</text:p>
          </table:table-cell>
          <table:table-cell office:value-type="float" office:value="750" table:formula="of:=[.M36]+50" table:style-name="ce1">
            <text:p>750</text:p>
          </table:table-cell>
          <table:table-cell table:number-columns-repeated="16371"/>
        </table:table-row>
        <table:table-row table:style-name="ro2">
          <table:table-cell office:value-type="string" office:string-value="fleetcap.17" table:formula="of:=CONCATENATE([.N$7];[.$L39])" table:style-name="ce1">
            <text:p>fleetcap.1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17" table:formula="of:=CONCATENATE([.O$7];[.$L39])" table:style-name="ce1">
            <text:p>fleetcap_modifier17</text:p>
          </table:table-cell>
          <table:table-cell office:value-type="string" table:style-name="ce1">
            <text:p>#delete</text:p>
          </table:table-cell>
          <table:table-cell office:value-type="string" office:string-value="{ num_pops &gt;850 }" table:formula="of:=CONCATENATE([.$R$8];[.P$7];[.$M39];[.$S$8])" table:style-name="ce1">
            <text:p>{ num_pops &gt;850 }</text:p>
          </table:table-cell>
          <table:table-cell office:value-type="string" office:string-value="&quot;fleetcap_modifier18&quot;" table:formula="of:=CONCATENATE([.$R$7];[.O$7];[.$L41];[.$S$7])" table:style-name="ce1">
            <text:p>"fleetcap_modifier18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17&quot;" table:formula="of:=CONCATENATE([.$R$7];[.O$7];[.$L39];[.$S$7])" table:style-name="ce1">
            <text:p>"fleetcap_modifier17"</text:p>
          </table:table-cell>
          <table:table-cell office:value-type="string" office:string-value="fleetcap.18" table:formula="of:=CONCATENATE([.N$7];[.L41])" table:style-name="ce1">
            <text:p>fleetcap.18</text:p>
          </table:table-cell>
          <table:table-cell table:style-name="ce1"/>
          <table:table-cell office:value-type="float" office:value="17" table:formula="of:=[.L37]+1" table:style-name="ce1">
            <text:p>17</text:p>
          </table:table-cell>
          <table:table-cell office:value-type="float" office:value="850" table:formula="of:=[.M37]+50" table:style-name="ce1">
            <text:p>850</text:p>
          </table:table-cell>
          <table:table-cell table:number-columns-repeated="16371"/>
        </table:table-row>
        <table:table-row table:style-name="ro2">
          <table:table-cell table:number-columns-repeated="5" table:style-name="ce1"/>
          <table:table-cell office:value-type="string" office:string-value="{ num_pops &lt;800 }" table:formula="of:=CONCATENATE([.$R$8];[.Q$7];[.$M40];[.$S$8])" table:style-name="ce1">
            <text:p>{ num_pops &lt;800 }</text:p>
          </table:table-cell>
          <table:table-cell office:value-type="string" office:string-value="&quot;fleetcap_modifier16&quot;" table:formula="of:=CONCATENATE([.$R$7];[.O$7];[.$L40];[.$S$7])" table:style-name="ce1">
            <text:p>"fleetcap_modifier16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17&quot;" table:formula="of:=CONCATENATE([.$R$7];[.O$7];[.$L39];[.$S$7])" table:style-name="ce1">
            <text:p>"fleetcap_modifier17"</text:p>
          </table:table-cell>
          <table:table-cell office:value-type="string" office:string-value="fleetcap.16" table:formula="of:=CONCATENATE([.N$7];[.L40])" table:style-name="ce1">
            <text:p>fleetcap.16</text:p>
          </table:table-cell>
          <table:table-cell table:style-name="ce1"/>
          <table:table-cell office:value-type="float" office:value="16" table:formula="of:=[.L38]+1" table:style-name="ce1">
            <text:p>16</text:p>
          </table:table-cell>
          <table:table-cell office:value-type="float" office:value="800" table:formula="of:=[.M38]+50" table:style-name="ce1">
            <text:p>800</text:p>
          </table:table-cell>
          <table:table-cell table:number-columns-repeated="16371"/>
        </table:table-row>
        <table:table-row table:style-name="ro2">
          <table:table-cell office:value-type="string" office:string-value="fleetcap.18" table:formula="of:=CONCATENATE([.N$7];[.$L41])" table:style-name="ce1">
            <text:p>fleetcap.1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18" table:formula="of:=CONCATENATE([.O$7];[.$L41])" table:style-name="ce1">
            <text:p>fleetcap_modifier18</text:p>
          </table:table-cell>
          <table:table-cell office:value-type="string" table:style-name="ce1">
            <text:p>#delete</text:p>
          </table:table-cell>
          <table:table-cell office:value-type="string" office:string-value="{ num_pops &gt;900 }" table:formula="of:=CONCATENATE([.$R$8];[.P$7];[.$M41];[.$S$8])" table:style-name="ce1">
            <text:p>{ num_pops &gt;900 }</text:p>
          </table:table-cell>
          <table:table-cell office:value-type="string" office:string-value="&quot;fleetcap_modifier19&quot;" table:formula="of:=CONCATENATE([.$R$7];[.O$7];[.$L43];[.$S$7])" table:style-name="ce1">
            <text:p>"fleetcap_modifier19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18&quot;" table:formula="of:=CONCATENATE([.$R$7];[.O$7];[.$L41];[.$S$7])" table:style-name="ce1">
            <text:p>"fleetcap_modifier18"</text:p>
          </table:table-cell>
          <table:table-cell office:value-type="string" office:string-value="fleetcap.19" table:formula="of:=CONCATENATE([.N$7];[.L43])" table:style-name="ce1">
            <text:p>fleetcap.19</text:p>
          </table:table-cell>
          <table:table-cell table:style-name="ce1"/>
          <table:table-cell office:value-type="float" office:value="18" table:formula="of:=[.L39]+1" table:style-name="ce1">
            <text:p>18</text:p>
          </table:table-cell>
          <table:table-cell office:value-type="float" office:value="900" table:formula="of:=[.M39]+50" table:style-name="ce1">
            <text:p>900</text:p>
          </table:table-cell>
          <table:table-cell table:number-columns-repeated="16371"/>
        </table:table-row>
        <table:table-row table:style-name="ro2">
          <table:table-cell table:number-columns-repeated="5" table:style-name="ce1"/>
          <table:table-cell office:value-type="string" office:string-value="{ num_pops &lt;850 }" table:formula="of:=CONCATENATE([.$R$8];[.Q$7];[.$M42];[.$S$8])" table:style-name="ce1">
            <text:p>{ num_pops &lt;850 }</text:p>
          </table:table-cell>
          <table:table-cell office:value-type="string" office:string-value="&quot;fleetcap_modifier17&quot;" table:formula="of:=CONCATENATE([.$R$7];[.O$7];[.$L42];[.$S$7])" table:style-name="ce1">
            <text:p>"fleetcap_modifier17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18&quot;" table:formula="of:=CONCATENATE([.$R$7];[.O$7];[.$L41];[.$S$7])" table:style-name="ce1">
            <text:p>"fleetcap_modifier18"</text:p>
          </table:table-cell>
          <table:table-cell office:value-type="string" office:string-value="fleetcap.17" table:formula="of:=CONCATENATE([.N$7];[.L42])" table:style-name="ce1">
            <text:p>fleetcap.17</text:p>
          </table:table-cell>
          <table:table-cell table:style-name="ce1"/>
          <table:table-cell office:value-type="float" office:value="17" table:formula="of:=[.L40]+1" table:style-name="ce1">
            <text:p>17</text:p>
          </table:table-cell>
          <table:table-cell office:value-type="float" office:value="850" table:formula="of:=[.M40]+50" table:style-name="ce1">
            <text:p>850</text:p>
          </table:table-cell>
          <table:table-cell table:number-columns-repeated="16371"/>
        </table:table-row>
        <table:table-row table:style-name="ro2">
          <table:table-cell office:value-type="string" office:string-value="fleetcap.19" table:formula="of:=CONCATENATE([.N$7];[.$L43])" table:style-name="ce1">
            <text:p>fleetcap.19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19" table:formula="of:=CONCATENATE([.O$7];[.$L43])" table:style-name="ce1">
            <text:p>fleetcap_modifier19</text:p>
          </table:table-cell>
          <table:table-cell office:value-type="string" table:style-name="ce1">
            <text:p>#delete</text:p>
          </table:table-cell>
          <table:table-cell office:value-type="string" office:string-value="{ num_pops &gt;950 }" table:formula="of:=CONCATENATE([.$R$8];[.P$7];[.$M43];[.$S$8])" table:style-name="ce1">
            <text:p>{ num_pops &gt;950 }</text:p>
          </table:table-cell>
          <table:table-cell office:value-type="string" office:string-value="&quot;fleetcap_modifier20&quot;" table:formula="of:=CONCATENATE([.$R$7];[.O$7];[.$L45];[.$S$7])" table:style-name="ce1">
            <text:p>"fleetcap_modifier20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19&quot;" table:formula="of:=CONCATENATE([.$R$7];[.O$7];[.$L43];[.$S$7])" table:style-name="ce1">
            <text:p>"fleetcap_modifier19"</text:p>
          </table:table-cell>
          <table:table-cell office:value-type="string" office:string-value="fleetcap.20" table:formula="of:=CONCATENATE([.N$7];[.L45])" table:style-name="ce1">
            <text:p>fleetcap.20</text:p>
          </table:table-cell>
          <table:table-cell table:style-name="ce1"/>
          <table:table-cell office:value-type="float" office:value="19" table:formula="of:=[.L41]+1" table:style-name="ce1">
            <text:p>19</text:p>
          </table:table-cell>
          <table:table-cell office:value-type="float" office:value="950" table:formula="of:=[.M41]+50" table:style-name="ce1">
            <text:p>950</text:p>
          </table:table-cell>
          <table:table-cell table:number-columns-repeated="16371"/>
        </table:table-row>
        <table:table-row table:style-name="ro2">
          <table:table-cell table:number-columns-repeated="5" table:style-name="ce1"/>
          <table:table-cell office:value-type="string" office:string-value="{ num_pops &lt;900 }" table:formula="of:=CONCATENATE([.$R$8];[.Q$7];[.$M44];[.$S$8])" table:style-name="ce1">
            <text:p>{ num_pops &lt;900 }</text:p>
          </table:table-cell>
          <table:table-cell office:value-type="string" office:string-value="&quot;fleetcap_modifier18&quot;" table:formula="of:=CONCATENATE([.$R$7];[.O$7];[.$L44];[.$S$7])" table:style-name="ce1">
            <text:p>"fleetcap_modifier18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19&quot;" table:formula="of:=CONCATENATE([.$R$7];[.O$7];[.$L43];[.$S$7])" table:style-name="ce1">
            <text:p>"fleetcap_modifier19"</text:p>
          </table:table-cell>
          <table:table-cell office:value-type="string" office:string-value="fleetcap.18" table:formula="of:=CONCATENATE([.N$7];[.L44])" table:style-name="ce1">
            <text:p>fleetcap.18</text:p>
          </table:table-cell>
          <table:table-cell table:style-name="ce1"/>
          <table:table-cell office:value-type="float" office:value="18" table:formula="of:=[.L42]+1" table:style-name="ce1">
            <text:p>18</text:p>
          </table:table-cell>
          <table:table-cell office:value-type="float" office:value="900" table:formula="of:=[.M42]+50" table:style-name="ce1">
            <text:p>900</text:p>
          </table:table-cell>
          <table:table-cell table:number-columns-repeated="16371"/>
        </table:table-row>
        <table:table-row table:style-name="ro2">
          <table:table-cell office:value-type="string" office:string-value="fleetcap.20" table:formula="of:=CONCATENATE([.N$7];[.$L45])" table:style-name="ce1">
            <text:p>fleetcap.2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20" table:formula="of:=CONCATENATE([.O$7];[.$L45])" table:style-name="ce1">
            <text:p>fleetcap_modifier20</text:p>
          </table:table-cell>
          <table:table-cell office:value-type="string" table:style-name="ce1">
            <text:p>#delete</text:p>
          </table:table-cell>
          <table:table-cell office:value-type="string" office:string-value="{ num_pops &gt;1000 }" table:formula="of:=CONCATENATE([.$R$8];[.P$7];[.$M45];[.$S$8])" table:style-name="ce1">
            <text:p>{ num_pops &gt;1000 }</text:p>
          </table:table-cell>
          <table:table-cell office:value-type="string" office:string-value="&quot;fleetcap_modifier21&quot;" table:formula="of:=CONCATENATE([.$R$7];[.O$7];[.$L47];[.$S$7])" table:style-name="ce1">
            <text:p>"fleetcap_modifier21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20&quot;" table:formula="of:=CONCATENATE([.$R$7];[.O$7];[.$L45];[.$S$7])" table:style-name="ce1">
            <text:p>"fleetcap_modifier20"</text:p>
          </table:table-cell>
          <table:table-cell office:value-type="string" office:string-value="fleetcap.21" table:formula="of:=CONCATENATE([.N$7];[.L47])" table:style-name="ce1">
            <text:p>fleetcap.21</text:p>
          </table:table-cell>
          <table:table-cell table:style-name="ce1"/>
          <table:table-cell office:value-type="float" office:value="20" table:formula="of:=[.L43]+1" table:style-name="ce1">
            <text:p>20</text:p>
          </table:table-cell>
          <table:table-cell office:value-type="float" office:value="1000" table:formula="of:=[.M43]+50" table:style-name="ce1">
            <text:p>1000</text:p>
          </table:table-cell>
          <table:table-cell table:number-columns-repeated="16371"/>
        </table:table-row>
        <table:table-row table:style-name="ro2">
          <table:table-cell table:number-columns-repeated="5" table:style-name="ce1"/>
          <table:table-cell office:value-type="string" office:string-value="{ num_pops &lt;950 }" table:formula="of:=CONCATENATE([.$R$8];[.Q$7];[.$M46];[.$S$8])" table:style-name="ce1">
            <text:p>{ num_pops &lt;950 }</text:p>
          </table:table-cell>
          <table:table-cell office:value-type="string" office:string-value="&quot;fleetcap_modifier19&quot;" table:formula="of:=CONCATENATE([.$R$7];[.O$7];[.$L46];[.$S$7])" table:style-name="ce1">
            <text:p>"fleetcap_modifier19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20&quot;" table:formula="of:=CONCATENATE([.$R$7];[.O$7];[.$L45];[.$S$7])" table:style-name="ce1">
            <text:p>"fleetcap_modifier20"</text:p>
          </table:table-cell>
          <table:table-cell office:value-type="string" office:string-value="fleetcap.19" table:formula="of:=CONCATENATE([.N$7];[.L46])" table:style-name="ce1">
            <text:p>fleetcap.19</text:p>
          </table:table-cell>
          <table:table-cell table:style-name="ce1"/>
          <table:table-cell office:value-type="float" office:value="19" table:formula="of:=[.L44]+1" table:style-name="ce1">
            <text:p>19</text:p>
          </table:table-cell>
          <table:table-cell office:value-type="float" office:value="950" table:formula="of:=[.M44]+50" table:style-name="ce1">
            <text:p>950</text:p>
          </table:table-cell>
          <table:table-cell table:number-columns-repeated="16371"/>
        </table:table-row>
        <table:table-row table:style-name="ro2">
          <table:table-cell office:value-type="string" office:string-value="fleetcap.21" table:formula="of:=CONCATENATE([.N$7];[.$L47])" table:style-name="ce1">
            <text:p>fleetcap.2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21" table:formula="of:=CONCATENATE([.O$7];[.$L47])" table:style-name="ce1">
            <text:p>fleetcap_modifier21</text:p>
          </table:table-cell>
          <table:table-cell office:value-type="string" table:style-name="ce1">
            <text:p>#delete</text:p>
          </table:table-cell>
          <table:table-cell office:value-type="string" office:string-value="{ num_pops &gt;1050 }" table:formula="of:=CONCATENATE([.$R$8];[.P$7];[.$M47];[.$S$8])" table:style-name="ce1">
            <text:p>{ num_pops &gt;1050 }</text:p>
          </table:table-cell>
          <table:table-cell office:value-type="string" office:string-value="&quot;fleetcap_modifier22&quot;" table:formula="of:=CONCATENATE([.$R$7];[.O$7];[.$L49];[.$S$7])" table:style-name="ce1">
            <text:p>"fleetcap_modifier22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21&quot;" table:formula="of:=CONCATENATE([.$R$7];[.O$7];[.$L47];[.$S$7])" table:style-name="ce1">
            <text:p>"fleetcap_modifier21"</text:p>
          </table:table-cell>
          <table:table-cell office:value-type="string" office:string-value="fleetcap.22" table:formula="of:=CONCATENATE([.N$7];[.L49])" table:style-name="ce1">
            <text:p>fleetcap.22</text:p>
          </table:table-cell>
          <table:table-cell table:style-name="ce1"/>
          <table:table-cell office:value-type="float" office:value="21" table:formula="of:=[.L45]+1" table:style-name="ce1">
            <text:p>21</text:p>
          </table:table-cell>
          <table:table-cell office:value-type="float" office:value="1050" table:formula="of:=[.M45]+50" table:style-name="ce1">
            <text:p>1050</text:p>
          </table:table-cell>
          <table:table-cell table:number-columns-repeated="16371"/>
        </table:table-row>
        <table:table-row table:style-name="ro2">
          <table:table-cell table:number-columns-repeated="5" table:style-name="ce1"/>
          <table:table-cell office:value-type="string" office:string-value="{ num_pops &lt;1000 }" table:formula="of:=CONCATENATE([.$R$8];[.Q$7];[.$M48];[.$S$8])" table:style-name="ce1">
            <text:p>{ num_pops &lt;1000 }</text:p>
          </table:table-cell>
          <table:table-cell office:value-type="string" office:string-value="&quot;fleetcap_modifier20&quot;" table:formula="of:=CONCATENATE([.$R$7];[.O$7];[.$L48];[.$S$7])" table:style-name="ce1">
            <text:p>"fleetcap_modifier20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21&quot;" table:formula="of:=CONCATENATE([.$R$7];[.O$7];[.$L47];[.$S$7])" table:style-name="ce1">
            <text:p>"fleetcap_modifier21"</text:p>
          </table:table-cell>
          <table:table-cell office:value-type="string" office:string-value="fleetcap.20" table:formula="of:=CONCATENATE([.N$7];[.L48])" table:style-name="ce1">
            <text:p>fleetcap.20</text:p>
          </table:table-cell>
          <table:table-cell table:style-name="ce1"/>
          <table:table-cell office:value-type="float" office:value="20" table:formula="of:=[.L46]+1" table:style-name="ce1">
            <text:p>20</text:p>
          </table:table-cell>
          <table:table-cell office:value-type="float" office:value="1000" table:formula="of:=[.M46]+50" table:style-name="ce1">
            <text:p>1000</text:p>
          </table:table-cell>
          <table:table-cell table:number-columns-repeated="16371"/>
        </table:table-row>
        <table:table-row table:style-name="ro2">
          <table:table-cell office:value-type="string" office:string-value="fleetcap.22" table:formula="of:=CONCATENATE([.N$7];[.$L49])" table:style-name="ce1">
            <text:p>fleetcap.2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22" table:formula="of:=CONCATENATE([.O$7];[.$L49])" table:style-name="ce1">
            <text:p>fleetcap_modifier22</text:p>
          </table:table-cell>
          <table:table-cell office:value-type="string" table:style-name="ce1">
            <text:p>#delete</text:p>
          </table:table-cell>
          <table:table-cell office:value-type="string" office:string-value="{ num_pops &gt;1100 }" table:formula="of:=CONCATENATE([.$R$8];[.P$7];[.$M49];[.$S$8])" table:style-name="ce1">
            <text:p>{ num_pops &gt;1100 }</text:p>
          </table:table-cell>
          <table:table-cell office:value-type="string" office:string-value="&quot;fleetcap_modifier23&quot;" table:formula="of:=CONCATENATE([.$R$7];[.O$7];[.$L51];[.$S$7])" table:style-name="ce1">
            <text:p>"fleetcap_modifier23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22&quot;" table:formula="of:=CONCATENATE([.$R$7];[.O$7];[.$L49];[.$S$7])" table:style-name="ce1">
            <text:p>"fleetcap_modifier22"</text:p>
          </table:table-cell>
          <table:table-cell office:value-type="string" office:string-value="fleetcap.23" table:formula="of:=CONCATENATE([.N$7];[.L51])" table:style-name="ce1">
            <text:p>fleetcap.23</text:p>
          </table:table-cell>
          <table:table-cell table:style-name="ce1"/>
          <table:table-cell office:value-type="float" office:value="22" table:formula="of:=[.L47]+1" table:style-name="ce1">
            <text:p>22</text:p>
          </table:table-cell>
          <table:table-cell office:value-type="float" office:value="1100" table:formula="of:=[.M47]+50" table:style-name="ce1">
            <text:p>1100</text:p>
          </table:table-cell>
          <table:table-cell table:number-columns-repeated="16371"/>
        </table:table-row>
        <table:table-row table:style-name="ro2">
          <table:table-cell table:number-columns-repeated="5" table:style-name="ce1"/>
          <table:table-cell office:value-type="string" office:string-value="{ num_pops &lt;1050 }" table:formula="of:=CONCATENATE([.$R$8];[.Q$7];[.$M50];[.$S$8])" table:style-name="ce1">
            <text:p>{ num_pops &lt;1050 }</text:p>
          </table:table-cell>
          <table:table-cell office:value-type="string" office:string-value="&quot;fleetcap_modifier21&quot;" table:formula="of:=CONCATENATE([.$R$7];[.O$7];[.$L50];[.$S$7])" table:style-name="ce1">
            <text:p>"fleetcap_modifier21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22&quot;" table:formula="of:=CONCATENATE([.$R$7];[.O$7];[.$L49];[.$S$7])" table:style-name="ce1">
            <text:p>"fleetcap_modifier22"</text:p>
          </table:table-cell>
          <table:table-cell office:value-type="string" office:string-value="fleetcap.21" table:formula="of:=CONCATENATE([.N$7];[.L50])" table:style-name="ce1">
            <text:p>fleetcap.21</text:p>
          </table:table-cell>
          <table:table-cell table:style-name="ce1"/>
          <table:table-cell office:value-type="float" office:value="21" table:formula="of:=[.L48]+1" table:style-name="ce1">
            <text:p>21</text:p>
          </table:table-cell>
          <table:table-cell office:value-type="float" office:value="1050" table:formula="of:=[.M48]+50" table:style-name="ce1">
            <text:p>1050</text:p>
          </table:table-cell>
          <table:table-cell table:number-columns-repeated="16371"/>
        </table:table-row>
        <table:table-row table:style-name="ro2">
          <table:table-cell office:value-type="string" office:string-value="fleetcap.23" table:formula="of:=CONCATENATE([.N$7];[.$L51])" table:style-name="ce1">
            <text:p>fleetcap.23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23" table:formula="of:=CONCATENATE([.O$7];[.$L51])" table:style-name="ce1">
            <text:p>fleetcap_modifier23</text:p>
          </table:table-cell>
          <table:table-cell office:value-type="string" table:style-name="ce1">
            <text:p>#delete</text:p>
          </table:table-cell>
          <table:table-cell office:value-type="string" office:string-value="{ num_pops &gt;1150 }" table:formula="of:=CONCATENATE([.$R$8];[.P$7];[.$M51];[.$S$8])" table:style-name="ce1">
            <text:p>{ num_pops &gt;1150 }</text:p>
          </table:table-cell>
          <table:table-cell office:value-type="string" office:string-value="&quot;fleetcap_modifier24&quot;" table:formula="of:=CONCATENATE([.$R$7];[.O$7];[.$L53];[.$S$7])" table:style-name="ce1">
            <text:p>"fleetcap_modifier24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23&quot;" table:formula="of:=CONCATENATE([.$R$7];[.O$7];[.$L51];[.$S$7])" table:style-name="ce1">
            <text:p>"fleetcap_modifier23"</text:p>
          </table:table-cell>
          <table:table-cell office:value-type="string" office:string-value="fleetcap.24" table:formula="of:=CONCATENATE([.N$7];[.L53])" table:style-name="ce1">
            <text:p>fleetcap.24</text:p>
          </table:table-cell>
          <table:table-cell table:style-name="ce1"/>
          <table:table-cell office:value-type="float" office:value="23" table:formula="of:=[.L49]+1" table:style-name="ce1">
            <text:p>23</text:p>
          </table:table-cell>
          <table:table-cell office:value-type="float" office:value="1150" table:formula="of:=[.M49]+50" table:style-name="ce1">
            <text:p>1150</text:p>
          </table:table-cell>
          <table:table-cell table:number-columns-repeated="16371"/>
        </table:table-row>
        <table:table-row table:style-name="ro2">
          <table:table-cell table:number-columns-repeated="5" table:style-name="ce1"/>
          <table:table-cell office:value-type="string" office:string-value="{ num_pops &lt;1100 }" table:formula="of:=CONCATENATE([.$R$8];[.Q$7];[.$M52];[.$S$8])" table:style-name="ce1">
            <text:p>{ num_pops &lt;1100 }</text:p>
          </table:table-cell>
          <table:table-cell office:value-type="string" office:string-value="&quot;fleetcap_modifier22&quot;" table:formula="of:=CONCATENATE([.$R$7];[.O$7];[.$L52];[.$S$7])" table:style-name="ce1">
            <text:p>"fleetcap_modifier22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23&quot;" table:formula="of:=CONCATENATE([.$R$7];[.O$7];[.$L51];[.$S$7])" table:style-name="ce1">
            <text:p>"fleetcap_modifier23"</text:p>
          </table:table-cell>
          <table:table-cell office:value-type="string" office:string-value="fleetcap.22" table:formula="of:=CONCATENATE([.N$7];[.L52])" table:style-name="ce1">
            <text:p>fleetcap.22</text:p>
          </table:table-cell>
          <table:table-cell table:style-name="ce1"/>
          <table:table-cell office:value-type="float" office:value="22" table:formula="of:=[.L50]+1" table:style-name="ce1">
            <text:p>22</text:p>
          </table:table-cell>
          <table:table-cell office:value-type="float" office:value="1100" table:formula="of:=[.M50]+50" table:style-name="ce1">
            <text:p>1100</text:p>
          </table:table-cell>
          <table:table-cell table:number-columns-repeated="16371"/>
        </table:table-row>
        <table:table-row table:style-name="ro2">
          <table:table-cell office:value-type="string" office:string-value="fleetcap.24" table:formula="of:=CONCATENATE([.N$7];[.$L53])" table:style-name="ce1">
            <text:p>fleetcap.24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24" table:formula="of:=CONCATENATE([.O$7];[.$L53])" table:style-name="ce1">
            <text:p>fleetcap_modifier24</text:p>
          </table:table-cell>
          <table:table-cell office:value-type="string" table:style-name="ce1">
            <text:p>#delete</text:p>
          </table:table-cell>
          <table:table-cell office:value-type="string" office:string-value="{ num_pops &gt;1200 }" table:formula="of:=CONCATENATE([.$R$8];[.P$7];[.$M53];[.$S$8])" table:style-name="ce1">
            <text:p>{ num_pops &gt;1200 }</text:p>
          </table:table-cell>
          <table:table-cell office:value-type="string" office:string-value="&quot;fleetcap_modifier25&quot;" table:formula="of:=CONCATENATE([.$R$7];[.O$7];[.$L55];[.$S$7])" table:style-name="ce1">
            <text:p>"fleetcap_modifier25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24&quot;" table:formula="of:=CONCATENATE([.$R$7];[.O$7];[.$L53];[.$S$7])" table:style-name="ce1">
            <text:p>"fleetcap_modifier24"</text:p>
          </table:table-cell>
          <table:table-cell office:value-type="string" office:string-value="fleetcap.25" table:formula="of:=CONCATENATE([.N$7];[.L55])" table:style-name="ce1">
            <text:p>fleetcap.25</text:p>
          </table:table-cell>
          <table:table-cell table:style-name="ce1"/>
          <table:table-cell office:value-type="float" office:value="24" table:formula="of:=[.L51]+1" table:style-name="ce1">
            <text:p>24</text:p>
          </table:table-cell>
          <table:table-cell office:value-type="float" office:value="1200" table:formula="of:=[.M51]+50" table:style-name="ce1">
            <text:p>1200</text:p>
          </table:table-cell>
          <table:table-cell table:number-columns-repeated="16371"/>
        </table:table-row>
        <table:table-row table:style-name="ro2">
          <table:table-cell table:number-columns-repeated="5" table:style-name="ce1"/>
          <table:table-cell office:value-type="string" office:string-value="{ num_pops &lt;1150 }" table:formula="of:=CONCATENATE([.$R$8];[.Q$7];[.$M54];[.$S$8])" table:style-name="ce1">
            <text:p>{ num_pops &lt;1150 }</text:p>
          </table:table-cell>
          <table:table-cell office:value-type="string" office:string-value="&quot;fleetcap_modifier23&quot;" table:formula="of:=CONCATENATE([.$R$7];[.O$7];[.$L54];[.$S$7])" table:style-name="ce1">
            <text:p>"fleetcap_modifier23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24&quot;" table:formula="of:=CONCATENATE([.$R$7];[.O$7];[.$L53];[.$S$7])" table:style-name="ce1">
            <text:p>"fleetcap_modifier24"</text:p>
          </table:table-cell>
          <table:table-cell office:value-type="string" office:string-value="fleetcap.23" table:formula="of:=CONCATENATE([.N$7];[.L54])" table:style-name="ce1">
            <text:p>fleetcap.23</text:p>
          </table:table-cell>
          <table:table-cell table:style-name="ce1"/>
          <table:table-cell office:value-type="float" office:value="23" table:formula="of:=[.L52]+1" table:style-name="ce1">
            <text:p>23</text:p>
          </table:table-cell>
          <table:table-cell office:value-type="float" office:value="1150" table:formula="of:=[.M52]+50" table:style-name="ce1">
            <text:p>1150</text:p>
          </table:table-cell>
          <table:table-cell table:number-columns-repeated="16371"/>
        </table:table-row>
        <table:table-row table:style-name="ro2">
          <table:table-cell office:value-type="string" office:string-value="fleetcap.25" table:formula="of:=CONCATENATE([.N$7];[.$L55])" table:style-name="ce1">
            <text:p>fleetcap.25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25" table:formula="of:=CONCATENATE([.O$7];[.$L55])" table:style-name="ce1">
            <text:p>fleetcap_modifier25</text:p>
          </table:table-cell>
          <table:table-cell office:value-type="string" table:style-name="ce1">
            <text:p>#delete</text:p>
          </table:table-cell>
          <table:table-cell office:value-type="string" office:string-value="{ num_pops &gt;1250 }" table:formula="of:=CONCATENATE([.$R$8];[.P$7];[.$M55];[.$S$8])" table:style-name="ce1">
            <text:p>{ num_pops &gt;1250 }</text:p>
          </table:table-cell>
          <table:table-cell office:value-type="string" office:string-value="&quot;fleetcap_modifier26&quot;" table:formula="of:=CONCATENATE([.$R$7];[.O$7];[.$L57];[.$S$7])" table:style-name="ce1">
            <text:p>"fleetcap_modifier26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25&quot;" table:formula="of:=CONCATENATE([.$R$7];[.O$7];[.$L55];[.$S$7])" table:style-name="ce1">
            <text:p>"fleetcap_modifier25"</text:p>
          </table:table-cell>
          <table:table-cell office:value-type="string" office:string-value="fleetcap.26" table:formula="of:=CONCATENATE([.N$7];[.L57])" table:style-name="ce1">
            <text:p>fleetcap.26</text:p>
          </table:table-cell>
          <table:table-cell table:style-name="ce1"/>
          <table:table-cell office:value-type="float" office:value="25" table:formula="of:=[.L53]+1" table:style-name="ce1">
            <text:p>25</text:p>
          </table:table-cell>
          <table:table-cell office:value-type="float" office:value="1250" table:formula="of:=[.M53]+50" table:style-name="ce1">
            <text:p>1250</text:p>
          </table:table-cell>
          <table:table-cell table:number-columns-repeated="16371"/>
        </table:table-row>
        <table:table-row table:style-name="ro2">
          <table:table-cell table:number-columns-repeated="5" table:style-name="ce1"/>
          <table:table-cell office:value-type="string" office:string-value="{ num_pops &lt;1200 }" table:formula="of:=CONCATENATE([.$R$8];[.Q$7];[.$M56];[.$S$8])" table:style-name="ce1">
            <text:p>{ num_pops &lt;1200 }</text:p>
          </table:table-cell>
          <table:table-cell office:value-type="string" office:string-value="&quot;fleetcap_modifier24&quot;" table:formula="of:=CONCATENATE([.$R$7];[.O$7];[.$L56];[.$S$7])" table:style-name="ce1">
            <text:p>"fleetcap_modifier24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25&quot;" table:formula="of:=CONCATENATE([.$R$7];[.O$7];[.$L55];[.$S$7])" table:style-name="ce1">
            <text:p>"fleetcap_modifier25"</text:p>
          </table:table-cell>
          <table:table-cell office:value-type="string" office:string-value="fleetcap.24" table:formula="of:=CONCATENATE([.N$7];[.L56])" table:style-name="ce1">
            <text:p>fleetcap.24</text:p>
          </table:table-cell>
          <table:table-cell table:style-name="ce1"/>
          <table:table-cell office:value-type="float" office:value="24" table:formula="of:=[.L54]+1" table:style-name="ce1">
            <text:p>24</text:p>
          </table:table-cell>
          <table:table-cell office:value-type="float" office:value="1200" table:formula="of:=[.M54]+50" table:style-name="ce1">
            <text:p>1200</text:p>
          </table:table-cell>
          <table:table-cell table:number-columns-repeated="16371"/>
        </table:table-row>
        <table:table-row table:style-name="ro2">
          <table:table-cell office:value-type="string" office:string-value="fleetcap.26" table:formula="of:=CONCATENATE([.N$7];[.$L57])" table:style-name="ce1">
            <text:p>fleetcap.26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26" table:formula="of:=CONCATENATE([.O$7];[.$L57])" table:style-name="ce1">
            <text:p>fleetcap_modifier26</text:p>
          </table:table-cell>
          <table:table-cell office:value-type="string" table:style-name="ce1">
            <text:p>#delete</text:p>
          </table:table-cell>
          <table:table-cell office:value-type="string" office:string-value="{ num_pops &gt;1300 }" table:formula="of:=CONCATENATE([.$R$8];[.P$7];[.$M57];[.$S$8])" table:style-name="ce1">
            <text:p>{ num_pops &gt;1300 }</text:p>
          </table:table-cell>
          <table:table-cell office:value-type="string" office:string-value="&quot;fleetcap_modifier27&quot;" table:formula="of:=CONCATENATE([.$R$7];[.O$7];[.$L59];[.$S$7])" table:style-name="ce1">
            <text:p>"fleetcap_modifier27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26&quot;" table:formula="of:=CONCATENATE([.$R$7];[.O$7];[.$L57];[.$S$7])" table:style-name="ce1">
            <text:p>"fleetcap_modifier26"</text:p>
          </table:table-cell>
          <table:table-cell office:value-type="string" office:string-value="fleetcap.27" table:formula="of:=CONCATENATE([.N$7];[.L59])" table:style-name="ce1">
            <text:p>fleetcap.27</text:p>
          </table:table-cell>
          <table:table-cell table:style-name="ce1"/>
          <table:table-cell office:value-type="float" office:value="26" table:formula="of:=[.L55]+1" table:style-name="ce1">
            <text:p>26</text:p>
          </table:table-cell>
          <table:table-cell office:value-type="float" office:value="1300" table:formula="of:=[.M55]+50" table:style-name="ce1">
            <text:p>1300</text:p>
          </table:table-cell>
          <table:table-cell table:number-columns-repeated="16371"/>
        </table:table-row>
        <table:table-row table:style-name="ro2">
          <table:table-cell table:number-columns-repeated="5" table:style-name="ce1"/>
          <table:table-cell office:value-type="string" office:string-value="{ num_pops &lt;1250 }" table:formula="of:=CONCATENATE([.$R$8];[.Q$7];[.$M58];[.$S$8])" table:style-name="ce1">
            <text:p>{ num_pops &lt;1250 }</text:p>
          </table:table-cell>
          <table:table-cell office:value-type="string" office:string-value="&quot;fleetcap_modifier25&quot;" table:formula="of:=CONCATENATE([.$R$7];[.O$7];[.$L58];[.$S$7])" table:style-name="ce1">
            <text:p>"fleetcap_modifier25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26&quot;" table:formula="of:=CONCATENATE([.$R$7];[.O$7];[.$L57];[.$S$7])" table:style-name="ce1">
            <text:p>"fleetcap_modifier26"</text:p>
          </table:table-cell>
          <table:table-cell office:value-type="string" office:string-value="fleetcap.25" table:formula="of:=CONCATENATE([.N$7];[.L58])" table:style-name="ce1">
            <text:p>fleetcap.25</text:p>
          </table:table-cell>
          <table:table-cell table:style-name="ce1"/>
          <table:table-cell office:value-type="float" office:value="25" table:formula="of:=[.L56]+1" table:style-name="ce1">
            <text:p>25</text:p>
          </table:table-cell>
          <table:table-cell office:value-type="float" office:value="1250" table:formula="of:=[.M56]+50" table:style-name="ce1">
            <text:p>1250</text:p>
          </table:table-cell>
          <table:table-cell table:number-columns-repeated="16371"/>
        </table:table-row>
        <table:table-row table:style-name="ro2">
          <table:table-cell office:value-type="string" office:string-value="fleetcap.27" table:formula="of:=CONCATENATE([.N$7];[.$L59])" table:style-name="ce1">
            <text:p>fleetcap.27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27" table:formula="of:=CONCATENATE([.O$7];[.$L59])" table:style-name="ce1">
            <text:p>fleetcap_modifier27</text:p>
          </table:table-cell>
          <table:table-cell office:value-type="string" table:style-name="ce1">
            <text:p>#delete</text:p>
          </table:table-cell>
          <table:table-cell office:value-type="string" office:string-value="{ num_pops &gt;1350 }" table:formula="of:=CONCATENATE([.$R$8];[.P$7];[.$M59];[.$S$8])" table:style-name="ce1">
            <text:p>{ num_pops &gt;1350 }</text:p>
          </table:table-cell>
          <table:table-cell office:value-type="string" office:string-value="&quot;fleetcap_modifier28&quot;" table:formula="of:=CONCATENATE([.$R$7];[.O$7];[.$L61];[.$S$7])" table:style-name="ce1">
            <text:p>"fleetcap_modifier28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27&quot;" table:formula="of:=CONCATENATE([.$R$7];[.O$7];[.$L59];[.$S$7])" table:style-name="ce1">
            <text:p>"fleetcap_modifier27"</text:p>
          </table:table-cell>
          <table:table-cell office:value-type="string" office:string-value="fleetcap.28" table:formula="of:=CONCATENATE([.N$7];[.L61])" table:style-name="ce1">
            <text:p>fleetcap.28</text:p>
          </table:table-cell>
          <table:table-cell table:style-name="ce1"/>
          <table:table-cell office:value-type="float" office:value="27" table:formula="of:=[.L57]+1" table:style-name="ce1">
            <text:p>27</text:p>
          </table:table-cell>
          <table:table-cell office:value-type="float" office:value="1350" table:formula="of:=[.M57]+50" table:style-name="ce1">
            <text:p>1350</text:p>
          </table:table-cell>
          <table:table-cell table:number-columns-repeated="16371"/>
        </table:table-row>
        <table:table-row table:style-name="ro2">
          <table:table-cell table:number-columns-repeated="5" table:style-name="ce1"/>
          <table:table-cell office:value-type="string" office:string-value="{ num_pops &lt;1300 }" table:formula="of:=CONCATENATE([.$R$8];[.Q$7];[.$M60];[.$S$8])" table:style-name="ce1">
            <text:p>{ num_pops &lt;1300 }</text:p>
          </table:table-cell>
          <table:table-cell office:value-type="string" office:string-value="&quot;fleetcap_modifier26&quot;" table:formula="of:=CONCATENATE([.$R$7];[.O$7];[.$L60];[.$S$7])" table:style-name="ce1">
            <text:p>"fleetcap_modifier26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27&quot;" table:formula="of:=CONCATENATE([.$R$7];[.O$7];[.$L59];[.$S$7])" table:style-name="ce1">
            <text:p>"fleetcap_modifier27"</text:p>
          </table:table-cell>
          <table:table-cell office:value-type="string" office:string-value="fleetcap.26" table:formula="of:=CONCATENATE([.N$7];[.L60])" table:style-name="ce1">
            <text:p>fleetcap.26</text:p>
          </table:table-cell>
          <table:table-cell table:style-name="ce1"/>
          <table:table-cell office:value-type="float" office:value="26" table:formula="of:=[.L58]+1" table:style-name="ce1">
            <text:p>26</text:p>
          </table:table-cell>
          <table:table-cell office:value-type="float" office:value="1300" table:formula="of:=[.M58]+50" table:style-name="ce1">
            <text:p>1300</text:p>
          </table:table-cell>
          <table:table-cell table:number-columns-repeated="16371"/>
        </table:table-row>
        <table:table-row table:style-name="ro2">
          <table:table-cell office:value-type="string" office:string-value="fleetcap.28" table:formula="of:=CONCATENATE([.N$7];[.$L61])" table:style-name="ce1">
            <text:p>fleetcap.28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28" table:formula="of:=CONCATENATE([.O$7];[.$L61])" table:style-name="ce1">
            <text:p>fleetcap_modifier28</text:p>
          </table:table-cell>
          <table:table-cell office:value-type="string" table:style-name="ce1">
            <text:p>#delete</text:p>
          </table:table-cell>
          <table:table-cell office:value-type="string" office:string-value="{ num_pops &gt;1400 }" table:formula="of:=CONCATENATE([.$R$8];[.P$7];[.$M61];[.$S$8])" table:style-name="ce1">
            <text:p>{ num_pops &gt;1400 }</text:p>
          </table:table-cell>
          <table:table-cell office:value-type="string" office:string-value="&quot;fleetcap_modifier29&quot;" table:formula="of:=CONCATENATE([.$R$7];[.O$7];[.$L63];[.$S$7])" table:style-name="ce1">
            <text:p>"fleetcap_modifier29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28&quot;" table:formula="of:=CONCATENATE([.$R$7];[.O$7];[.$L61];[.$S$7])" table:style-name="ce1">
            <text:p>"fleetcap_modifier28"</text:p>
          </table:table-cell>
          <table:table-cell office:value-type="string" office:string-value="fleetcap.29" table:formula="of:=CONCATENATE([.N$7];[.L63])" table:style-name="ce1">
            <text:p>fleetcap.29</text:p>
          </table:table-cell>
          <table:table-cell table:style-name="ce1"/>
          <table:table-cell office:value-type="float" office:value="28" table:formula="of:=[.L59]+1" table:style-name="ce1">
            <text:p>28</text:p>
          </table:table-cell>
          <table:table-cell office:value-type="float" office:value="1400" table:formula="of:=[.M59]+50" table:style-name="ce1">
            <text:p>1400</text:p>
          </table:table-cell>
          <table:table-cell table:number-columns-repeated="16371"/>
        </table:table-row>
        <table:table-row table:style-name="ro2">
          <table:table-cell table:number-columns-repeated="5" table:style-name="ce1"/>
          <table:table-cell office:value-type="string" office:string-value="{ num_pops &lt;1350 }" table:formula="of:=CONCATENATE([.$R$8];[.Q$7];[.$M62];[.$S$8])" table:style-name="ce1">
            <text:p>{ num_pops &lt;1350 }</text:p>
          </table:table-cell>
          <table:table-cell office:value-type="string" office:string-value="&quot;fleetcap_modifier27&quot;" table:formula="of:=CONCATENATE([.$R$7];[.O$7];[.$L62];[.$S$7])" table:style-name="ce1">
            <text:p>"fleetcap_modifier27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28&quot;" table:formula="of:=CONCATENATE([.$R$7];[.O$7];[.$L61];[.$S$7])" table:style-name="ce1">
            <text:p>"fleetcap_modifier28"</text:p>
          </table:table-cell>
          <table:table-cell office:value-type="string" office:string-value="fleetcap.27" table:formula="of:=CONCATENATE([.N$7];[.L62])" table:style-name="ce1">
            <text:p>fleetcap.27</text:p>
          </table:table-cell>
          <table:table-cell table:style-name="ce1"/>
          <table:table-cell office:value-type="float" office:value="27" table:formula="of:=[.L60]+1" table:style-name="ce1">
            <text:p>27</text:p>
          </table:table-cell>
          <table:table-cell office:value-type="float" office:value="1350" table:formula="of:=[.M60]+50" table:style-name="ce1">
            <text:p>1350</text:p>
          </table:table-cell>
          <table:table-cell table:number-columns-repeated="16371"/>
        </table:table-row>
        <table:table-row table:style-name="ro2">
          <table:table-cell office:value-type="string" office:string-value="fleetcap.29" table:formula="of:=CONCATENATE([.N$7];[.$L63])" table:style-name="ce1">
            <text:p>fleetcap.29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29" table:formula="of:=CONCATENATE([.O$7];[.$L63])" table:style-name="ce1">
            <text:p>fleetcap_modifier29</text:p>
          </table:table-cell>
          <table:table-cell office:value-type="string" table:style-name="ce1">
            <text:p>#delete</text:p>
          </table:table-cell>
          <table:table-cell office:value-type="string" office:string-value="{ num_pops &gt;1450 }" table:formula="of:=CONCATENATE([.$R$8];[.P$7];[.$M63];[.$S$8])" table:style-name="ce1">
            <text:p>{ num_pops &gt;1450 }</text:p>
          </table:table-cell>
          <table:table-cell office:value-type="string" office:string-value="&quot;fleetcap_modifier30&quot;" table:formula="of:=CONCATENATE([.$R$7];[.O$7];[.$L65];[.$S$7])" table:style-name="ce1">
            <text:p>"fleetcap_modifier30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29&quot;" table:formula="of:=CONCATENATE([.$R$7];[.O$7];[.$L63];[.$S$7])" table:style-name="ce1">
            <text:p>"fleetcap_modifier29"</text:p>
          </table:table-cell>
          <table:table-cell office:value-type="string" office:string-value="fleetcap.30" table:formula="of:=CONCATENATE([.N$7];[.L65])" table:style-name="ce1">
            <text:p>fleetcap.30</text:p>
          </table:table-cell>
          <table:table-cell table:style-name="ce1"/>
          <table:table-cell office:value-type="float" office:value="29" table:formula="of:=[.L61]+1" table:style-name="ce1">
            <text:p>29</text:p>
          </table:table-cell>
          <table:table-cell office:value-type="float" office:value="1450" table:formula="of:=[.M61]+50" table:style-name="ce1">
            <text:p>1450</text:p>
          </table:table-cell>
          <table:table-cell table:number-columns-repeated="16371"/>
        </table:table-row>
        <table:table-row table:style-name="ro2">
          <table:table-cell table:number-columns-repeated="5" table:style-name="ce1"/>
          <table:table-cell office:value-type="string" office:string-value="{ num_pops &lt;1400 }" table:formula="of:=CONCATENATE([.$R$8];[.Q$7];[.$M64];[.$S$8])" table:style-name="ce1">
            <text:p>{ num_pops &lt;1400 }</text:p>
          </table:table-cell>
          <table:table-cell office:value-type="string" office:string-value="&quot;fleetcap_modifier28&quot;" table:formula="of:=CONCATENATE([.$R$7];[.O$7];[.$L64];[.$S$7])" table:style-name="ce1">
            <text:p>"fleetcap_modifier28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29&quot;" table:formula="of:=CONCATENATE([.$R$7];[.O$7];[.$L63];[.$S$7])" table:style-name="ce1">
            <text:p>"fleetcap_modifier29"</text:p>
          </table:table-cell>
          <table:table-cell office:value-type="string" office:string-value="fleetcap.28" table:formula="of:=CONCATENATE([.N$7];[.L64])" table:style-name="ce1">
            <text:p>fleetcap.28</text:p>
          </table:table-cell>
          <table:table-cell table:style-name="ce1"/>
          <table:table-cell office:value-type="float" office:value="28" table:formula="of:=[.L62]+1" table:style-name="ce1">
            <text:p>28</text:p>
          </table:table-cell>
          <table:table-cell office:value-type="float" office:value="1400" table:formula="of:=[.M62]+50" table:style-name="ce1">
            <text:p>1400</text:p>
          </table:table-cell>
          <table:table-cell table:number-columns-repeated="16371"/>
        </table:table-row>
        <table:table-row table:style-name="ro2">
          <table:table-cell office:value-type="string" office:string-value="fleetcap.30" table:formula="of:=CONCATENATE([.N$7];[.$L65])" table:style-name="ce1">
            <text:p>fleetcap.3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30" table:formula="of:=CONCATENATE([.O$7];[.$L65])" table:style-name="ce1">
            <text:p>fleetcap_modifier30</text:p>
          </table:table-cell>
          <table:table-cell office:value-type="string" table:style-name="ce1">
            <text:p>#delete</text:p>
          </table:table-cell>
          <table:table-cell office:value-type="string" office:string-value="{ num_pops &gt;1500 }" table:formula="of:=CONCATENATE([.$R$8];[.P$7];[.$M65];[.$S$8])" table:style-name="ce1">
            <text:p>{ num_pops &gt;1500 }</text:p>
          </table:table-cell>
          <table:table-cell office:value-type="string" office:string-value="&quot;fleetcap_modifier31&quot;" table:formula="of:=CONCATENATE([.$R$7];[.O$7];[.$L67];[.$S$7])" table:style-name="ce1">
            <text:p>"fleetcap_modifier31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30&quot;" table:formula="of:=CONCATENATE([.$R$7];[.O$7];[.$L65];[.$S$7])" table:style-name="ce1">
            <text:p>"fleetcap_modifier30"</text:p>
          </table:table-cell>
          <table:table-cell office:value-type="string" office:string-value="fleetcap.31" table:formula="of:=CONCATENATE([.N$7];[.L67])" table:style-name="ce1">
            <text:p>fleetcap.31</text:p>
          </table:table-cell>
          <table:table-cell table:style-name="ce1"/>
          <table:table-cell office:value-type="float" office:value="30" table:formula="of:=[.L63]+1" table:style-name="ce1">
            <text:p>30</text:p>
          </table:table-cell>
          <table:table-cell office:value-type="float" office:value="1500" table:formula="of:=[.M63]+50" table:style-name="ce1">
            <text:p>1500</text:p>
          </table:table-cell>
          <table:table-cell table:number-columns-repeated="16371"/>
        </table:table-row>
        <table:table-row table:style-name="ro2">
          <table:table-cell table:number-columns-repeated="5" table:style-name="ce1"/>
          <table:table-cell office:value-type="string" office:string-value="{ num_pops &lt;1450 }" table:formula="of:=CONCATENATE([.$R$8];[.Q$7];[.$M66];[.$S$8])" table:style-name="ce1">
            <text:p>{ num_pops &lt;1450 }</text:p>
          </table:table-cell>
          <table:table-cell office:value-type="string" office:string-value="&quot;fleetcap_modifier29&quot;" table:formula="of:=CONCATENATE([.$R$7];[.O$7];[.$L66];[.$S$7])" table:style-name="ce1">
            <text:p>"fleetcap_modifier29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30&quot;" table:formula="of:=CONCATENATE([.$R$7];[.O$7];[.$L65];[.$S$7])" table:style-name="ce1">
            <text:p>"fleetcap_modifier30"</text:p>
          </table:table-cell>
          <table:table-cell office:value-type="string" office:string-value="fleetcap.29" table:formula="of:=CONCATENATE([.N$7];[.L66])" table:style-name="ce1">
            <text:p>fleetcap.29</text:p>
          </table:table-cell>
          <table:table-cell table:style-name="ce1"/>
          <table:table-cell office:value-type="float" office:value="29" table:formula="of:=[.L64]+1" table:style-name="ce1">
            <text:p>29</text:p>
          </table:table-cell>
          <table:table-cell office:value-type="float" office:value="1450" table:formula="of:=[.M64]+50" table:style-name="ce1">
            <text:p>1450</text:p>
          </table:table-cell>
          <table:table-cell table:number-columns-repeated="16371"/>
        </table:table-row>
        <table:table-row table:style-name="ro2">
          <table:table-cell office:value-type="string" office:string-value="fleetcap.31" table:formula="of:=CONCATENATE([.N$7];[.$L67])" table:style-name="ce1">
            <text:p>fleetcap.31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office:string-value="fleetcap_modifier31" table:formula="of:=CONCATENATE([.O$7];[.$L67])" table:style-name="ce1">
            <text:p>fleetcap_modifier31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office:value-type="string" table:style-name="ce1">
            <text:p>#delete</text:p>
          </table:table-cell>
          <table:table-cell table:style-name="ce1"/>
          <table:table-cell office:value-type="float" office:value="31" table:formula="of:=[.L65]+1" table:style-name="ce1">
            <text:p>31</text:p>
          </table:table-cell>
          <table:table-cell office:value-type="float" office:value="1550" table:formula="of:=[.M65]+50" table:style-name="ce1">
            <text:p>1550</text:p>
          </table:table-cell>
          <table:table-cell table:number-columns-repeated="16371"/>
        </table:table-row>
        <table:table-row table:style-name="ro2">
          <table:table-cell table:number-columns-repeated="5" table:style-name="ce1"/>
          <table:table-cell office:value-type="string" office:string-value="{ num_pops &lt;1500 }" table:formula="of:=CONCATENATE([.$R$8];[.Q$7];[.$M68];[.$S$8])" table:style-name="ce1">
            <text:p>{ num_pops &lt;1500 }</text:p>
          </table:table-cell>
          <table:table-cell office:value-type="string" office:string-value="&quot;fleetcap_modifier30&quot;" table:formula="of:=CONCATENATE([.$R$7];[.O$7];[.$L68];[.$S$7])" table:style-name="ce1">
            <text:p>"fleetcap_modifier30"</text:p>
          </table:table-cell>
          <table:table-cell office:value-type="float" office:value="-1" table:style-name="ce1">
            <text:p>-1</text:p>
          </table:table-cell>
          <table:table-cell office:value-type="string" office:string-value="&quot;fleetcap_modifier31&quot;" table:formula="of:=CONCATENATE([.$R$7];[.O$7];[.$L67];[.$S$7])" table:style-name="ce1">
            <text:p>"fleetcap_modifier31"</text:p>
          </table:table-cell>
          <table:table-cell office:value-type="string" office:string-value="fleetcap.30" table:formula="of:=CONCATENATE([.N$7];[.L68])" table:style-name="ce1">
            <text:p>fleetcap.30</text:p>
          </table:table-cell>
          <table:table-cell table:style-name="ce1"/>
          <table:table-cell office:value-type="float" office:value="30" table:formula="of:=[.L66]+1" table:style-name="ce1">
            <text:p>30</text:p>
          </table:table-cell>
          <table:table-cell office:value-type="float" office:value="1500" table:formula="of:=[.M66]+50" table:style-name="ce1">
            <text:p>1500</text:p>
          </table:table-cell>
          <table:table-cell table:number-columns-repeated="16371"/>
        </table:table-row>
        <table:table-row table:style-name="ro2">
          <table:table-cell table:number-columns-repeated="11" table:style-name="ce1"/>
          <table:table-cell office:value-type="float" office:value="32" table:formula="of:=[.L67]+1" table:style-name="ce1">
            <text:p>32</text:p>
          </table:table-cell>
          <table:table-cell office:value-type="float" office:value="1600" table:formula="of:=[.M67]+50" table:style-name="ce1">
            <text:p>1600</text:p>
          </table:table-cell>
          <table:table-cell table:number-columns-repeated="16371"/>
        </table:table-row>
        <table:table-row table:style-name="ro2">
          <table:table-cell table:number-columns-repeated="11" table:style-name="ce1"/>
          <table:table-cell office:value-type="float" office:value="31" table:formula="of:=[.L68]+1" table:style-name="ce1">
            <text:p>31</text:p>
          </table:table-cell>
          <table:table-cell office:value-type="float" office:value="1550" table:formula="of:=[.M68]+50" table:style-name="ce1">
            <text:p>1550</text:p>
          </table:table-cell>
          <table:table-cell table:number-columns-repeated="16371"/>
        </table:table-row>
        <table:table-row table:style-name="ro2">
          <table:table-cell table:number-columns-repeated="11" table:style-name="ce1"/>
          <table:table-cell office:value-type="float" office:value="33" table:formula="of:=[.L69]+1" table:style-name="ce1">
            <text:p>33</text:p>
          </table:table-cell>
          <table:table-cell office:value-type="float" office:value="1650" table:formula="of:=[.M69]+50" table:style-name="ce1">
            <text:p>1650</text:p>
          </table:table-cell>
          <table:table-cell table:number-columns-repeated="16371"/>
        </table:table-row>
        <table:table-row table:style-name="ro2">
          <table:table-cell table:number-columns-repeated="11" table:style-name="ce1"/>
          <table:table-cell office:value-type="float" office:value="32" table:formula="of:=[.L70]+1" table:style-name="ce1">
            <text:p>32</text:p>
          </table:table-cell>
          <table:table-cell office:value-type="float" office:value="1600" table:formula="of:=[.M70]+50" table:style-name="ce1">
            <text:p>1600</text:p>
          </table:table-cell>
          <table:table-cell table:number-columns-repeated="16371"/>
        </table:table-row>
        <table:table-row table:style-name="ro2">
          <table:table-cell table:number-columns-repeated="11" table:style-name="ce1"/>
          <table:table-cell office:value-type="float" office:value="34" table:formula="of:=[.L71]+1" table:style-name="ce1">
            <text:p>34</text:p>
          </table:table-cell>
          <table:table-cell office:value-type="float" office:value="1700" table:formula="of:=[.M71]+50" table:style-name="ce1">
            <text:p>1700</text:p>
          </table:table-cell>
          <table:table-cell table:number-columns-repeated="16371"/>
        </table:table-row>
        <table:table-row table:style-name="ro2">
          <table:table-cell table:number-columns-repeated="11" table:style-name="ce1"/>
          <table:table-cell office:value-type="float" office:value="33" table:formula="of:=[.L72]+1" table:style-name="ce1">
            <text:p>33</text:p>
          </table:table-cell>
          <table:table-cell office:value-type="float" office:value="1650" table:formula="of:=[.M72]+50" table:style-name="ce1">
            <text:p>1650</text:p>
          </table:table-cell>
          <table:table-cell table:number-columns-repeated="16371"/>
        </table:table-row>
        <table:table-row table:style-name="ro2">
          <table:table-cell table:number-columns-repeated="11" table:style-name="ce1"/>
          <table:table-cell office:value-type="float" office:value="35" table:formula="of:=[.L73]+1" table:style-name="ce1">
            <text:p>35</text:p>
          </table:table-cell>
          <table:table-cell office:value-type="float" office:value="1750" table:formula="of:=[.M73]+50" table:style-name="ce1">
            <text:p>1750</text:p>
          </table:table-cell>
          <table:table-cell table:number-columns-repeated="16371"/>
        </table:table-row>
        <table:table-row table:style-name="ro2">
          <table:table-cell table:number-columns-repeated="11" table:style-name="ce1"/>
          <table:table-cell office:value-type="float" office:value="34" table:formula="of:=[.L74]+1" table:style-name="ce1">
            <text:p>34</text:p>
          </table:table-cell>
          <table:table-cell office:value-type="float" office:value="1700" table:formula="of:=[.M74]+50" table:style-name="ce1">
            <text:p>1700</text:p>
          </table:table-cell>
          <table:table-cell table:number-columns-repeated="16371"/>
        </table:table-row>
        <table:table-row table:number-rows-repeated="104850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avid</meta:initial-creator>
    <dc:creator>Windows User</dc:creator>
    <meta:creation-date>2017-12-12T16:44:33Z</meta:creation-date>
    <dc:date>2017-12-15T14:11:27Z</dc:date>
    <meta:editing-cycles>7</meta:editing-cycles>
    <meta:editing-duration>PT0S</meta:editing-duration>
  </office:meta>
</office:document-meta>
</file>